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5" style:family="paragraph" style:parent-style-name="Standard">
      <style:paragraph-properties fo:margin-bottom="0.1667in" style:line-height-at-least="0.2361in"/>
      <style:text-properties style:font-name="PingFang TC" fo:font-size="12.0pt" fo:color="#032726" fo:background-color="#e0e0e0"/>
    </style:style>
    <style:style style:name="P6"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陳真 | 2009.05.31 19:40 | </text:span><text:span text:style-name="T2">#</text:span></text:p>
      <text:p text:style-name="P2"><text:span text:style-name="T1">12 小時不吃固體食物也叫饑餓?</text:span></text:p>
      <text:p text:style-name="P2"><text:span text:style-name="T1">陳真</text:span><text:span text:style-name="T3"><text:line-break/></text:span><text:span text:style-name="T1">========================</text:span><text:span text:style-name="T3"><text:line-break/></text:span><text:span text:style-name="T1">中廣新聞</text:span><text:span text:style-name="T3"><text:line-break/><text:line-break/></text:span><text:span text:style-name="T1">百位車友「飢餓遊行」 吸引路人目光</text:span></text:p>
      <text:p text:style-name="P2"><text:span text:style-name="T1">日期:2009/05/30 18:35</text:span></text:p>
      <text:p text:style-name="P2"><text:span text:style-name="T1">台灣世界展望會舉辦「飢餓三十」今年滿20年，今天(5月30日)中午在高雄有一場特別的活動，來自中南部各縣市的Mini Cooper百位車友組成車隊遊行高雄市區，並進行12個小時不吃固體食物的飢餓體驗，為世界飢餓兒童發聲。</text:span><text:span text:style-name="T3"><text:line-break/></text:span></text:p>
      <text:p text:style-name="P1"><text:span text:style-name="T1">陳真 | 2009.05.30 17:46 | </text:span><text:span text:style-name="T2">#</text:span></text:p>
      <text:p text:style-name="P3"><text:span text:style-name="T1">很多天沒吃米飯,走出圖書館,儘管手上抱著一堆書,我還是準備去一趟中國店,買大蝦炒飯,英文叫king prawn fried rice,十年來,我若不自己開伙就是買這東西吃.</text:span></text:p>
      <text:p text:style-name="P3"><text:span text:style-name="T1">五月的英國,夜裏七八點了,太陽卻仍高掛在10 點鐘的方向,有點冷但不會太冷. 受夠了台灣的髒亂吵雜,劍橋簡直就是個天堂,只差沒有給路旁每棵樹每朵花照張相,倒是撿回不少葉子夾在書裏當書籤. 植物名字我喊不出來,但一些花草香味我是能認得的.</text:span></text:p>
      <text:p text:style-name="P3"><text:span text:style-name="T1">去中國餐館前後得走上兩小時,在天堂走路不知道累,時間一下就過去,除了幾頭牛擋住去路,以及在路過橋邊時有幾隻大鴨子朝我衝過來驅趕之外,完全不用擔心前後左右四面八方會有車子衝過來撞你.</text:span></text:p>
      <text:p text:style-name="P3"><text:span text:style-name="T1">終於來到蘭香樓,推開門進去,兩三坪的空間擠滿了人,全是操著大陸口音的留學生,有些講英文,估計是小留學生之類,應該是來英國很久了. 他們聊著party,聊著歐巴馬,還聽到有個人說: "媽的,我肯定三年就能給它寫完(博士)",一旁同伴笑了起來. 個個似乎家境不錯,也許是高幹或富家子弟的那種神情氣色.</text:span></text:p>
      <text:p text:style-name="P3"><text:span text:style-name="T1">以前在劍橋講中文挺放心,大可用中文對周圍人士品頭論足,但這幾年卻四處是華人,大陸留學生已經成為劍橋最多的一個留學生來源,而且許多洋人似乎也開始對中國感興趣, 英國一些高中把中文列為必修外語. 所以,講起中文還是得小心點,不要以為周圍沒有人聽得懂.</text:span></text:p>
      <text:p text:style-name="P3"><text:span text:style-name="T1">點了大蝦炒飯,一個要五鎊,就炒飯加上幾隻很小的 "大蝦",折合台幣250(以前折合台幣甚至高達350). 雖說餐館,其實沒有桌椅,只供外帶.</text:span></text:p>
      <text:p text:style-name="P3"><text:span text:style-name="T1">等候期間,我發現牆角有個人,捧著一個特大號的大碗,是碗麵,裏頭有塊巨型豬大腿骨,一個瘦弱邋遢的中年人,大約一百五十幾公分,可能五十公斤不到,十分瘦小,相對於他那塊巨型排骨,顯得有點怪.</text:span></text:p>
      <text:p text:style-name="P3"><text:span text:style-name="T1">眾人吵雜聊著天,唯他一人縮在牆角,無聲無息捧著大碗猛吃. 我看他左手還掛著一個大塑膠袋捨不得放下來,裏頭裝了把傘及衣服,還有一些看似民生雜物.</text:span></text:p>
      <text:p text:style-name="P3"><text:span text:style-name="T1">"先生,菜好了",操著北京口音的櫃台小姐喊我,我提著飯準備走人,這時,那位惦惦吃大碗公的工人(?)也剛好吃完,遞碗給櫃台小姐用中文說了聲 "謝謝",還詭異地往櫃台方向鞠了個躬.不知道謝啥? 是謝老闆免費賞他一碗麵還是單純說謝,只是買了麵站著吃,就地解決.</text:span></text:p>
      <text:p text:style-name="P3"><text:span text:style-name="T1">我和他一前一後走出門外,走的剛好是同一個方向,他在前我在後. 我看他那夾克大概好幾個星期沒洗了,一直走到搞基因實驗的那條巷子,他才拐了進去,我則繼續往前走.</text:span></text:p>
      <text:p text:style-name="P3"><text:span text:style-name="T1">我心裏想著,這樣一些人,就算他們曾經幹過什麼壞事,相較之下總是乾乾淨淨的,踏在泥土上,幹著一就是一,二就是二的工作,能蹲就蹲,該走就走,渴了喝餓了吃,老老實實的.</text:span></text:p>
      <text:p text:style-name="P3"><text:span text:style-name="T1">而我呢? 千里迢迢來此一趟做些什麼? 我想回答一個問題,那就是在維根斯坦看來,我們到底有沒有可能了解跟我們有著完全不一樣的世界(不一樣的form of life) 的人?</text:span></text:p>
      <text:p text:style-name="P3"><text:span text:style-name="T1">老實人聽了,不知心裏做何感想? 原來世上還有人這麼騰雲駕霧吃飽太閒地活著? 但我並不覺得可笑或可鄙,只能說我沒辦法,當我是條魚,我就註定得在水裏游而無法生活在泥土上,我或能仰望藍天,但我無法去到那裡. 可當我是隻鳥,我便無法在大海奔騰,而只能佇足穹蒼.</text:span></text:p>
      <text:p text:style-name="P3"><text:span text:style-name="T1">哲學上有個古老問題問說: "當一隻蝙蝠是啥感覺?" 這就像對著一個菁英問說: "當一個三餐難以溫飽的工人是啥感覺?" 一樣. 我很懷疑非身歷其form of life 者如何了解那是什麼感覺.</text:span></text:p>
      <text:p text:style-name="P3"><text:span text:style-name="T1">世界展望會每年有個活動叫 "饑餓 30", 邀一堆不愁吃喝的人禁食30小時,說是要體會饑餓的感覺.</text:span></text:p>
      <text:p text:style-name="P3"><text:span text:style-name="T1">在饑餓這一點上,我是走過地獄的人,擁有絕對的發言權. 這樣一個活動,立意良好,卻十分可笑. 饑餓之可怕不是 30或 300小時所能形容.</text:span></text:p>
      <text:p text:style-name="P3"><text:span text:style-name="T1">饑餓是一種彷彿永恆持續的身心社會狀態,而不是一種有始有終的單純生理感覺,也就是說,它之可怕在於你根本不知道你得挨餓到幾時. 要是我知道我在30 或300或甚至 3000 或 30000個小時後我肯定會有大魚大肉吃,饑餓有什麼可怕?</text:span></text:p>
      <text:p text:style-name="P3"><text:span text:style-name="T1">可怕的不光是生理上難以克制的痛苦,更是一種心理上的巨大恐懼,這恐懼是無時不在的,而不是等餓了才開始,恐懼是因為你根本不知道你到底能不能活命,你根本不知道除了打劫或偷竊詐騙外還能有什麼方法賺來下一餐的麵包.</text:span></text:p>
      <text:p text:style-name="P3"><text:span text:style-name="T1">不光是生理上不可思議的痛苦(這痛苦至少得餓上300小時才能體會), 也不光是心理上能不能存活的巨大恐懼,更是一種可悲的生存狀態.</text:span></text:p>
      <text:p text:style-name="P3"><text:span text:style-name="T1">簡單說: 你既然連一小片麵包都沒得吃,你自然也不可能有什麼洗澡刷牙洗臉或換洗衣物的機會,萬一生了病,你得忍耐到底. 我曾疑似膽結石,痛到在地上翻滾,連續幾天,痛到很想跳樓自殺算了,但就是沒有錢看醫生.</text:span></text:p>
      <text:p text:style-name="P3"><text:span text:style-name="T1">總之,從裏到外,從穿著到膚質,從外貌到神情氣色,你的一切將狼狽到極點,任憑誰看了都得皺眉.</text:span></text:p>
      <text:p text:style-name="P3"><text:span text:style-name="T1">這樣一種狀態,當你走在街上,當你坐在教室裏,當你生活在這個社會的各個層面,你想你將會得到什麼樣的眼神和待遇? 就連駐足在商店外看著免費電視都會有人出來像驅趕流浪狗一樣趕你.</text:span></text:p>
      <text:p text:style-name="P3"><text:span text:style-name="T1">這時候,任何人想要怎麼羞辱你抹黑你或糟蹋你都行,你根本不可能為自己辯護,因為你怪異的外表彷彿已經證明了一切根本莫須有的指控.</text:span></text:p>
      <text:p text:style-name="P3"><text:span text:style-name="T1">不過,黑暗的盡頭總是有著光,這時候,你彷彿才能看見世上什麼是美麗什麼是醜陋,這時你才能了解一個友善的眼神為何如此重要,這時,聖經上那些乍聽高調的漂亮話彷彿才充滿了意義.</text:span></text:p>
      <text:p text:style-name="P3"><text:span text:style-name="T1">這就是我所知道的饑餓的感覺,這種感覺是無法體會的,除非你真實進入那樣一種狀態,它更不是一群男男女女嘻嘻哈哈或故做嚴肅狀減肥30小時所能體會.</text:span></text:p>
      <text:p text:style-name="P3"><text:span text:style-name="T1">當一隻蝙蝠是什麼感覺? 在我看來大概就像對一個混蛋問說當一個正直的人是什麼感覺一樣. 我不相信混蛋能體會,不但不可能體會,他的理解往往剛好與事實相反.</text:span></text:p>
      <text:p text:style-name="P3"><text:span text:style-name="T1">台灣是這樣一種奇怪的社會,四處是八卦人士,每天在背後盡情地毫無根據地說著朋友或敵人的壞話,但人們不但不覺得可恥,反而認為一個從不議論私人長短而永遠只談想法只批評不公不義現象的人很奇怪,彷彿他不但精神異常而且連人格及道德都出了問題似的.</text:span></text:p>
      <text:p text:style-name="P3"><text:span text:style-name="T1">明白以上這些道理其實並不抽象,至少並非不食人間煙火.</text:span></text:p>
      <text:p text:style-name="P3"><text:span text:style-name="T1">為什麼人們普遍認為維根斯坦那些騰雲駕霧般的抽象概念,終究還是指向地面? 這其實不難理解. 這就好像數學雖與經驗無關,但它卻給一切經驗之所以成立的可能性給預設了法則,一切經驗或一切概念終究還是得依循某種先驗或彷彿先驗的法則.正如蝙蝠是蝙蝠,貓是貓,魚是魚,各安其所,你不可能跨越一些命定般的界限.</text:span></text:p>
      <text:p text:style-name="P3"><text:span text:style-name="T1">可怕並非來自誤解,畢竟我們根本不可能了解界限以外的另一種世界,我們只能想像. 可怕的是充滿誤解卻自以為了解.</text:span></text:p>
      <text:p text:style-name="P1"><text:span text:style-name="T1">陳真 | 2009.05.30 13:56 | </text:span><text:span text:style-name="T2">#</text:span></text:p>
      <text:p text:style-name="P2"><text:span text:style-name="T1">(N續給張澈那篇)</text:span></text:p>
      <text:p text:style-name="P2"><text:span text:style-name="T1">之前談到無法比較或不可比較或不該比較或難以比較,應該這麼說,約有三種情況:</text:span></text:p>
      <text:p text:style-name="P2"><text:span text:style-name="T1">1.一般進步青年喜歡說的,也就是T. Kuhn 講的incommeasurability(不可共量): 比方說 3 和草莓哪個比較多或比較硬? 這沒辦法比,我們甚至不知道你想比什麼.</text:span></text:p>
      <text:p text:style-name="P2"><text:span text:style-name="T1">2. 無物可比: 這是進步青年最難理解也最不具有的一種屬性. 比方說我說: "媽咧個B,昨天那場社交真是我畢生最難受的一個社交經驗". 這時來了一個進步青年說: "錯了,我撒哈拉大沙漠跟食人族的社交經驗,那才是最可怕的一種社交". 此時我將啞口無言,因為這類命題裏頭說話者便是唯一權威,他說了算,你可以與之 "分享" 經驗,卻無法反駁之,因為我們不知道你到底想反駁什麼,無物可反駁,因為無物可比較.</text:span></text:p>
      <text:p text:style-name="P2"><text:span text:style-name="T1">再比方說,小明周記寫著: "我媽媽是全天下最偉大的媽媽",我若是老師,肯定給個甲上,眉批說: "嗯,真乖!",我不會反駁說: "聽你在放屁,我媽媽才是天下最偉大的媽媽". 我不會這樣改周記,因為這裏頭沒有任何東西可以比較.對這樣一種經驗語句做比較,不但邏輯上荒謬,而且是道德上很猥褻的.</text:span></text:p>
      <text:p text:style-name="P2"><text:span text:style-name="T1">"媽的,這朵花真是我看過最漂亮的一朵花了!" 你聽了也只能聽聽,難道你要反駁我說錯了什麼? 它不可能錯,所以也不可能對,它是一種詩,一種經驗表述,一種對生命的理解方式,不是一道科學命題.</text:span></text:p>
      <text:p text:style-name="P2"><text:span text:style-name="T1">3. 這也是進步青年的IQ一般難以理解的,特別是當他很得意時,簡單說可以給個標題就是 "世界不是只有一種",不同世界間邏輯上依然可以比較,但事實上卻無法比,因為你不可能窮盡所有因素.</text:span></text:p>
      <text:p text:style-name="P2"><text:span text:style-name="T1">比方說國民黨創下戒嚴時期最久的金氏世界紀錄,但國民黨當年面對黨外批評時總喜歡說: 我們戒嚴只戒 3%, 對好國民沒有任何影響,民主依然蓬勃,法治昌明,只有陰謀份子才會反對戒嚴害怕戒嚴,因為他們準備要傷害國家傷害社會傷害我們安居樂業的和諧生活.</text:span></text:p>
      <text:p text:style-name="P2"><text:span text:style-name="T1">這是國民黨的標準敘述,同時也是台灣98-99% 的民意調查的普遍民意,人民的普遍心聲.</text:span></text:p>
      <text:p text:style-name="P2"><text:span text:style-name="T1">學校同學或周圍親友也常用同樣的說法來對我大聲叫罵或羞辱,說我為什麼要破壞一個好端端的詳和社會,至於溫馨一點的,他會 "溫馨" (或者應該說深度不屑)地說:</text:span></text:p>
      <text:p text:style-name="P2"><text:span text:style-name="T1">"戒嚴沒差啊,沒有任何影響啊,我愛說什麼就說什麼,戒嚴根本沒有影響,你幹嘛反對戒嚴? 你到底在怕什麼? 到底想幹什麼非法的事? 否則為什麼要反對戒嚴? 為什麼要唱衰台灣的民主法治和高水平文化? 台灣這麼好,戒嚴影響了你的創作嗎? 影響你做研究嗎? 影響你當個醫生嗎? 影響你講正當善良言論的自由嗎? 為什麼你要唱衰台灣說台灣的壞話? 為什麼要詆譭我們的民主法治? 你對台灣那麼不滿,要不然請政府把你空投到大陸,讓你嚐嚐水深火熱的滋味!"</text:span></text:p>
      <text:p text:style-name="P2"><text:span text:style-name="T1">這幾乎可以說是當時絕大部份人面對戒嚴的標準敘述與思維,簡單說就是戒嚴只戒 3%,唯有戒掉這 3%我們才能安居樂業. 我曾在黨外雜誌或報紙上寫了篇文章,諷刺說這被戒掉的 3% 就像被閹掉 3% 的太監一樣,口口聲聲說沒影響,其實影響可大.</text:span></text:p>
      <text:p text:style-name="P2"><text:span text:style-name="T1">但是,一連有好多年甚至超過十年的時間,總有人說我或我們黨外人士既然對台灣的民主對台灣的富裕祥和與高尚文化如此不滿,整天唱衰,既然我們無法享受民主法治的高文化生活,乾脆把我們空投到大陸去嚐嚐鐵幕生涯.</text:span></text:p>
      <text:p text:style-name="P2"><text:span text:style-name="T1">沒想到十幾年後,我自己所參與創立的黨竟然也培養出一堆品性惡劣或愚蠢不堪的黨棍或愛台灣人士,依然不時叫我們滾回大陸,依然整天說我們唱衰台灣的什麼民主法治與高尚文化. 想來實在很可悲,彷彿半生的痛苦全是白費.</text:span></text:p>
      <text:p text:style-name="P2"><text:span text:style-name="T1">記得民進黨建黨隔天,我去學校上課,一進教室,同學們看到我,就互相使眼色,好像看到鬼一樣,有個現在很愛台灣的混蛋同學,還當場拍桌怒罵說 "你們這些人,國家栽培你們唸醫科",栽培你們這樣那樣,"為什麼要唱衰台灣? 為什麼要批評要攻擊政府要破壞社會祥和?"</text:span></text:p>
      <text:p text:style-name="P2"><text:span text:style-name="T1">有幾個自認比較溫馨的同學說,"戒嚴有什麼關係? 根本不會影響我們說話的自由,有什麼影響?"</text:span></text:p>
      <text:p text:style-name="P2"><text:span text:style-name="T1">我回答說: 你們整天喊領袖萬歲喊政府英明,對你們當然沒有影響,戒嚴令當然不會戒到你身上.</text:span></text:p>
      <text:p text:style-name="P2"><text:span text:style-name="T1">這裏我要說的是:世界不是只有一種,個性不同,造化不同,言行不同,經歷不同,價值觀不同,你所面對的世界當然也就不一樣. 這時,用你自己的 "世界" 來反駁或否定別人的世界之存在是很傻的. 你那麼忠黨愛(台灣)國,你所遇到的世界當然一片溫馨,可是你過去若是個黨外人士或現在若是個反綠營人士,恐怕世界就整個不一樣了.在過去,連一條小命是否能保都很難說.</text:span></text:p>
      <text:p text:style-name="P2"><text:span text:style-name="T1">換句話說,拿你的價值觀或你的生活方式所產生的 "世界",來否定或反駁跟你過著不一樣生活或有著不同價值品味的人之 "世界" 是很愚蠢的.</text:span></text:p>
      <text:p text:style-name="P2"><text:span text:style-name="T1">我大學時,幾次被情治單位趁我不在家時進來搜查偷走許多錄影帶(全是電影藝術片,而不是什麼反政府的什麼祕密會議錄影資料),甚至還打傷我撿來的一條流浪狗.</text:span></text:p>
      <text:p text:style-name="P2"><text:span text:style-name="T1">甚至有一次,在一天之內竟然連續三次剪斷我的機車煞車線,他故意剪成要斷不斷,讓你在不知情的情況下,當你下坡往下衝時一按煞車卻馬上斷掉. 這麼做的目的是要警告你,我們隨時在你身邊,我們隨時可以傷害你或你的家人. 有時則打電話來擺明就是叫你的家人走路小心一點,恐嚇者甚至是警方(我認得他們某些人的聲音). 為了自衛,我當時在房間某個角落還隨時藏著一把水果刀.</text:span></text:p>
      <text:p text:style-name="P2"><text:span text:style-name="T1">你想,一個忠黨愛國的人左右逢源前途似錦,該不會面臨像我這樣一種 "世界" 吧,因此,強調什麼世界溫馨祥和進而否認別人的世界之存在是荒唐的.</text:span></text:p>
      <text:p text:style-name="P2"><text:span text:style-name="T1">同樣地,在台灣,你若要跟著扯爛污或跟著胡說八道些漂亮話,或是對病患處境一概視而不見,那麼,當醫生的日子是很好過的,可說是天堂,但是,如果你要批評拿回扣,如果你要指出病患受到之不公平待遇,你就會馬上從天堂掉入地獄.</text:span></text:p>
      <text:p text:style-name="P2"><text:span text:style-name="T1">因此,以你自己之世界而否定他人所指出之另一種世界之存在,在認知能力上是很傻的.</text:span></text:p>
      <text:p text:style-name="P2"><text:span text:style-name="T1">政治上如此,醫界學界如此,其他任何層面也一樣. 比方說台灣人很奇怪,他出國唸書不像出國,倒比較像是在紙面上更改某種身份變成留學生身份而已, 或者說只是把桌椅搬到國外,把在台灣弄好的論文翻譯成英文而已. 這些人,不但急著回國卡位,而且以比賽看誰寫得快為榮,寫得慢的彷彿就是能力不足似的.</text:span></text:p>
      <text:p text:style-name="P2"><text:span text:style-name="T1">可是,一來,快慢本身並無意義,重要的是你寫的東西好不好,而不是你寫得快不快.維根斯坦的著作至今仍有許多尚未出版,他曾說:</text:span></text:p>
      <text:p text:style-name="P2"><text:span text:style-name="T1">"我不在乎我寫的東西是在我生前出版或死後五十年一百年才出版, 康德的 '純粹理性批判' 沒有人會在乎它究竟是17幾年或18幾年出版.我甚至也不在乎我寫的東西有沒有出版,如果我不是寫出一種好的東西,我寧可不要它們出版."</text:span></text:p>
      <text:p text:style-name="P2"><text:span text:style-name="T1">可是,台灣人卻整天以他多快就完成博士為榮,鄙視比他慢者,問題是,你寫的跟別人寫的,品質能比嗎? 快當然不一定爛,但慢也不一定就意味著能力差. 追求的世界不一樣,你所要花費的工夫或你所面臨的 "世界" 當然也不一樣. 科波拉拍現代啟示錄拍到自己及兩位演員精神崩潰,朱延平一年可以拍好幾部,他會拍到精神崩潰嗎?</text:span></text:p>
      <text:p text:style-name="P2"><text:span text:style-name="T1">再說,你要怎麼比呢? 比方說,你有個功能良好的家庭,飯來張口,錢來伸手,錢多到用不完,一切雜事都有人替你做. 而別人卻很可能還得忙著賺錢,忙著照顧家中老小,忙著許許多多你根本無法想像的家中悲歡離合或私人遭遇.今天若把世界調換,我看你大概連大學或高中也不可能唸,更不用說唸博士.</text:span></text:p>
      <text:p text:style-name="P2"><text:span text:style-name="T1">總之,不同世界之間邏輯上可以比較,但現實上你根本比不完所有不同因素. 許多自我感覺異常良好的人,其實只是顯示出他處於一種很爽的世界,而並非顯示出他能力很行或品性智慧很高超.</text:span></text:p>
      <text:p text:style-name="P2"><text:span text:style-name="T1">這回站樁,現場來了一個衣衫光鮮的中年人, 糾纏著學姐問話或訓話,我聽到他說什麼你們看事情只看一個點,但他看事情不是看一個點也不是看一條線或一個平面,而是看三百六十度.</text:span></text:p>
      <text:p text:style-name="P2"><text:span text:style-name="T1">此人顯然自我感覺異常良好,聽起來,比蒼蠅還厲害,蒼蠅是複眼,眼中有眼,有幾千個眼睛同時觀看大約270度的視野,竟然有人能超越蒼蠅,同時看見360度.</text:span></text:p>
      <text:p text:style-name="P2"><text:span text:style-name="T1">不過,至少他數學還不錯,知道一個圓周是360度.可是,這樣一種人,他展現出來的,除了愚昧還是愚昧,他以為他所看到的世界竟然能觀照三百六十度,看見所有人的世界.</text:span></text:p>
      <text:p text:style-name="P2"><text:span text:style-name="T1">問題是: 世界不會只有一種,不同世界之間,有時可以比較,有時不行,因為無物可比或是想比也比不來,邏輯上不可能比,或是永遠比不完所以也等於是無法比.</text:span></text:p>
      <text:p text:style-name="P2"><text:span text:style-name="T1">不同世界之間,可以分享,可以競爭,可以鬥臭,可以美化,可以想像,可以和平共存,但若以為世界只有一種或以為不同世界之間可以這樣那樣做出自以為是的比較,那是很傻的.</text:span><text:span text:style-name="T3"><text:line-break/></text:span></text:p>
      <text:p text:style-name="P1"><text:span text:style-name="T1">陳真 | 2009.05.29 15:15 | </text:span><text:span text:style-name="T2">#</text:span></text:p>
      <text:p text:style-name="P3"><text:span text:style-name="T1">(再續給張澈那篇)</text:span></text:p>
      <text:p text:style-name="P3"><text:span text:style-name="T1">Part I</text:span></text:p>
      <text:p text:style-name="P3"><text:span text:style-name="T1">現象本身與現象背後的差別,類似實證與先驗的差別,正如反對升學主義跟反對升學是完全不相干的兩種東西,表面上好像是在講同一件事,其實全然兩回事,而且是毫無交集、全然屬於不同次元的兩回事.</text:span></text:p>
      <text:p text:style-name="P3"><text:span text:style-name="T1">這大概也是政治與社運的一個差別,如果我們真的在乎現象本身,那我們應該去從政才對,而不是從事社運,更不是辛勤寫些什麼東西.</text:span></text:p>
      <text:p text:style-name="P3"><text:span text:style-name="T1">可是,若要從政,早在二十年前,民進黨或更早的黨外就幾度分別有新潮流系和美麗島系的大老力邀我出來選立委,而且強調絕對不用我花一毛錢. 不但不用我花一毛錢,他們說,你這樣一個 "清純卻黨外經歷完整" 的醫科畢業生出來選,群眾的捐款會多到讓你還倒賺一筆.</text:span></text:p>
      <text:p text:style-name="P3"><text:span text:style-name="T1">他們還說,口才不好也不用擔心,反正別人會替你助選替你講. 為了說服我參選,他們還舉了些好笑的前例,說那個誰啊,不但不會講話,人家群眾給他鼓掌,他自己竟然也拼命鼓掌,完全在狀況外,結果還不是照樣高票當選.</text:span></text:p>
      <text:p text:style-name="P3"><text:span text:style-name="T1">他們邀我選立委的原因是因為我那時有一陣子天天上新聞,而且又是兒童人權的工作者,"愛心" 形象挺好用,加上有個叛亂案在身,街頭運動身先士卒,無役不與,能文能武,政治及社運經歷豐富,人脈充足,拿這些東西出來賣,可以賣上許多選票. 但我還是每次都說我對擔任政治人物一點興趣都沒有.</text:span></text:p>
      <text:p text:style-name="P3"><text:span text:style-name="T1">有些後來紅了的 "同志們",看到我挺不屑或挺納悶的,他們自以為大權在握,而我呢?「你到現在還在搞那些有的沒的啊?」,意思是說,俺是個立委,是個部長,是個縣長,手上無數資源,動輒幾億資金,呼風喚雨,大家看到我都得點頭哈腰,而你呢? 你能幹些什麼事? 你什麼也做不到.</text:span></text:p>
      <text:p text:style-name="P3"><text:span text:style-name="T1">但問題是,就像墨西哥那個蒙面俠游擊隊領袖Marcos 說的: "我們想要的東西跟權力無關,因此我們對取得政權絲毫不感興趣."</text:span></text:p>
      <text:p text:style-name="P3"><text:span text:style-name="T1">人分男人女人或中性人,但人還分現實與做夢兩種.前者追求現象本身,後者卻更渴望現象背後那個看不見不可說無形無狀的世界.用前者的語言與思維來嘲弄或羞辱後者是很荒唐的.</text:span></text:p>
      <text:p text:style-name="P3"><text:span text:style-name="T1">社運並不光是要改變 "某種" 現象,更是要追求 (或者說見證) "種種" 現象背後那個看不見的 "價值",若只是要改變現象,你就乾脆直接去從政或直接去報社幹記者就好,何必幹什麼社運? 何必整天想要獲得媒體的注意?</text:span></text:p>
      <text:p text:style-name="P3"><text:span text:style-name="T1">Part II</text:span></text:p>
      <text:p text:style-name="P3"><text:span text:style-name="T1">(續與 A 先生的對話)</text:span></text:p>
      <text:p text:style-name="P3"><text:span text:style-name="T1">問拜拜或禱告有沒有用,其實就跟問社運有沒有用一樣. 那得看你所謂有沒有用是指的哪個層次. 對我來說,它不但有用,而且恐怕是一個人所能做的最大極限.</text:span></text:p>
      <text:p text:style-name="P3"><text:span text:style-name="T1">在某個很重要的意義上,人是全然沒有力量的,除了上香禱告,祈求上蒼,你還能做什麼?</text:span></text:p>
      <text:p text:style-name="P3"><text:span text:style-name="T1">一個虔誠的教徒絕不會問有沒有用這樣的問題,因為他所求並不是以 "用處" 來衡量. 維根斯坦說: 當有個人拿著死去的愛人照片看,看一看,忍不住就擁到懷裏,我們在一旁看了,並不會因此納悶說這是不是個神經病啊,那只是一張照片,他幹嘛擁在懷裏而且還又親又吻.</text:span></text:p>
      <text:p text:style-name="P3"><text:span text:style-name="T1">萬一真的有個菁英在一旁看了,發出 "有沒有用?" 的質疑或羞辱,我們只能說溝通到此為止,我們顯然是生活在兩個完全不一樣的世界,講著完全不一樣的語言.</text:span></text:p>
      <text:p text:style-name="P3"><text:span text:style-name="T1">維根斯坦還舉了個例,他說,當我們搭車趕路,坐在後座敦促著司機開快點,於是身體自然就往前傾,而且說不定還會用手往前推著前座椅背,彷彿這樣推能使車子速度加快似的.</text:span></text:p>
      <text:p text:style-name="P3"><text:span text:style-name="T1">維根斯坦說: 我們都知道這不合物理學原理,你不可在一個系統內部自我加速,就好像一個大力士力氣再怎麼大也不可能把自己舉起來一樣. 但我們在趕路時,照樣身體還是往前傾,照樣還是努力施壓前座椅背,這樣做並沒有用,但它卻具有某種重要意義.</text:span></text:p>
      <text:p text:style-name="P3"><text:span text:style-name="T1">或許可以這麼說,當你的生命或感情和某種東西結合時,你就有了某種虔誠,這時候,有用也好,沒用也罷,你不會去思考那麼多了,更不會以那樣的所謂現實思考為榮,彷彿自己很會打算盤是一種光榮似的.</text:span></text:p>
      <text:p text:style-name="P3"><text:span text:style-name="T1">甘地在現實上是徹底失敗的,不信看看現在的印度就知道了,台灣就像個小印度,整天操弄族群意識或是搞抹黑惡鬥愛台灣這類東西. 但是,在現實或現象背後那個真正重要的層次上,甘地的想法卻顯然起了重大作用.</text:span></text:p>
      <text:p text:style-name="P3"><text:span text:style-name="T1">不管是死去的梭羅或齊克果或維根斯坦或仍在世的chomsky 等等等等等無數文人哲士,他們除了留下無數沒有用的文字,還幹了些什麼有用的事? 最近站樁忘了聽誰說chomsky也是個宅男,我估計他也是,要不然怎麼可能一天回一百多封信?</text:span></text:p>
      <text:p text:style-name="P3"><text:span text:style-name="T1">這些人的這些文字,在我看來無非就像一種禱告詞,並不是他們的想法裏頭有著什麼驚天動地的見解或發現,而是他們的虔誠與忘我,使死符號變成活的.</text:span></text:p>
      <text:p text:style-name="P3"><text:span text:style-name="T1">一個人有多少虔誠,他的禱告就會有多少力量.</text:span></text:p>
      <text:p text:style-name="P3"><text:span text:style-name="T1">Part III</text:span></text:p>
      <text:p text:style-name="P3"><text:span text:style-name="T1">我想,每個人的心靈理應都有個現象以外的世界才對,只是在這樣一種科學時代中,功效主義盛行,於是把這個看不見的世界給遺忘了,就好像 m. heidegger說的,這是 "一種遺忘了詩的時代".</text:span></text:p>
      <text:p text:style-name="P3"><text:span text:style-name="T1">大約25年前,有一天我走在台南某個街頭,看見一個女生,大約十七八歲,很高,至少175公分,但吸引我的注意力的不是她的身高,而是她異常修長的手指頭.</text:span></text:p>
      <text:p text:style-name="P3"><text:span text:style-name="T1">我走在她後面,發現她拿起包包裏頭的東西時是瞇著眼睛,好像是個超級大近視似的.</text:span></text:p>
      <text:p text:style-name="P3"><text:span text:style-name="T1">這時剛好來了一個紅燈,我們就站到一塊,一起等著紅綠燈. 我平常不曾搭訕陌生人,但這時卻鼓起勇氣說,"小姐,請問一下妳有沒有注意到妳的手指頭特別長?" 我說我是個醫學生,剛好唸到一段教科書,感覺這似乎是一種病.</text:span></text:p>
      <text:p text:style-name="P3"><text:span text:style-name="T1">他看我言語結巴笨拙,不像個壞人,於是就跟我一邊走一邊聊起來. 我叫她伸出手掌做出某種姿勢,然後跟她說妳看: 妳的大拇指竟然越過了掌心中線,我說妳們家是不是有著某種遺傳疾病是跟心臟或視力或骨頭有關? 或是有沒有人年紀輕輕就突然死了? 是不是家中上一代也有人長得很高大? 而且手指頭也是這樣的一種所謂 "蜘蛛狀指". 她說對啊,她媽媽三十多歲就突然死了,而且也是身高一七幾.</text:span></text:p>
      <text:p text:style-name="P3"><text:span text:style-name="T1">總之,後來我建議她去就醫,幫她找到一個醫師,確定是我所懷疑的某種病,叫做 "麻煩症候群" (marfan syndrome)--有人懷疑林肯就是得這種病,但當時這種病還未被發現.</text:span></text:p>
      <text:p text:style-name="P3"><text:span text:style-name="T1">醫生告誡她要定期回診,並且將來若要懷孕務必小心,要先跟醫師確認安全才懷孕,怕懷孕會有很多安全問題,例如主動脈剝離的猝死問題. 不過,最好不要有小孩,因為這病會遺傳.</text:span></text:p>
      <text:p text:style-name="P3"><text:span text:style-name="T1">她父親是老兵,太太死後,無力撫養小孩,所以姐妹倆從小就進了孤兒院,受盡許多屈辱甚至毆打,生活一路坎坷,經常輟學.</text:span></text:p>
      <text:p text:style-name="P3"><text:span text:style-name="T1">後來,她想繼續升學,想唸補校或職校夜間部,在高雄縣找到一家學校. 因為她嚴重弱視,看不見電線桿上的字,於是打電話問我能不能幫我找房子,我就幫她找了.</text:span></text:p>
      <text:p text:style-name="P3"><text:span text:style-name="T1">大太陽底下騎著摩托車到處找,找了一星期終於在學校附近找到好幾間學生房. 我叫她自己來看房子,自己挑一間. 當我滿身大汗遞給她一堆地址時,她眼淚竟然像斷了線的珍珠一樣一顆一顆掉下來. 她說從小在孤兒院日子很不好過,好像還不曾有人對她這麼好.</text:span></text:p>
      <text:p text:style-name="P3"><text:span text:style-name="T1">之後,因為我忙於生計及黨外運動,有一餐沒一餐,根本沒時間連絡. 幾年後,有一天,接到她的電話說她要結婚了.我說恭喜恭喜,因為久未連絡沒有話題,於是寒喧兩句就掛斷了.</text:span></text:p>
      <text:p text:style-name="P3"><text:span text:style-name="T1">接著又過了兩三年,我都已經當上主治醫師了. 有一天,我在醫院值班,晚上無事拿起昔日通訊錄,看到上面有她爸爸的家中電話,想說跟她及她先生問個好吧. 沒想到電話打過去,一個講國語我幾乎都聽不懂充滿大陸地方口音的老人沙啞平淡地說: "喔,你要找XXX啊,XXX已經死了!"</text:span></text:p>
      <text:p text:style-name="P3"><text:span text:style-name="T1">我問說怎麼死的? 他回答什麼我幾乎都聽不懂,不知道是哪一省的口音,只聽到他說,"XXX跟她媽媽一樣,走了! XXX的妹妹要找妳,你給我留個電話號碼好不好."</text:span></text:p>
      <text:p text:style-name="P3"><text:span text:style-name="T1">後來,她妹妹來醫院找我,說她姐姐不聽醫生勸告,堅持要懷孕,當快要接近生產期時,有一天吃飯突然喊胸痛,然後還沒來得及送到醫院就死了,診斷是主動脈剝離,因為胎兒體積逐漸變大的緣故,把主動脈給撐開了,爆裂了.</text:span></text:p>
      <text:p text:style-name="P3"><text:span text:style-name="T1">她說,她姐姐很虔誠,經常去拜拜; 她還告訴我一件事,她說她姐姐知道我命也不好,日子坎坷,病痛纏身,所以經常去廟裏許願說要把她往後的壽命 "挖出" 三十年轉贈給我,讓我長命百歲.</text:span></text:p>
      <text:p text:style-name="P3"><text:span text:style-name="T1">我聽了很訝異,一個人自己從小的日子過得這麼辛苦,飽嘗冷暖,怎麼反而還會想用自己的生命去祝福別人?</text:span></text:p>
      <text:p text:style-name="P3"><text:span text:style-name="T1">後來,她妹妹就成為我和學姐的好朋友. 她很窮,毫無積蓄,也是在孤兒院長大,後來在台南新光三越百貨當售貨員. 我們在英國十年那段期間,最常給我們寫卡片寫信寄東西或甚至主動幫我們買衣服的就是她. 我們每次回來台灣都會去找她.</text:span></text:p>
      <text:p text:style-name="P3"><text:span text:style-name="T1">後來2003年1月,我家出了事,父兄相繼在健康上出了問題,父親一再中風失智,哥哥更突然由B 肝帶原轉變成肝硬化,急需換肝,我自願把肝捐給他,但手術前夕仍然撒手人寰. 那幾年,生活陷入一片火海,跟外界斷了許多連繫,很多地址電話後來也都找不到人了.</text:span></text:p>
      <text:p text:style-name="P3"><text:span text:style-name="T1">這個XXX的妹妹,她完全不會用電腦,也不知道EMAIL是什麼東西,所以幾次寫信(貼郵票的那種)我沒有回之後就也斷了音訊. 一直到現在,我很想找她,但也不知道去哪找. 曾經問過當警察的病患,他們說警察局只能追查通緝犯或幫忙家屬尋找親人下落,若非親戚就愛莫能助了.</text:span></text:p>
      <text:p text:style-name="P3"><text:span text:style-name="T1">記得有一回跟學姐在台灣見她,她說她很羨慕我們,在海外那麼好的環境留學. 然後講到她在新光三越賣衣服的事,說老闆不許她們坐下,所以一天有時要站上十幾個小時,很辛苦;若偷偷坐下被看到要扣薪兩百元.</text:span></text:p>
      <text:p text:style-name="P3"><text:span text:style-name="T1">我聽了,心裏想著: 是她該羨慕我們還是我們該羨慕她? 我們在菁英圈知識圈搞得靈性敗壞,滿身污濁,而她卻是乾乾淨淨的. 在神的眼裏,哪一種世界才值得仰望?</text:span></text:p>
      <text:p text:style-name="P3"><text:span text:style-name="T1">講這個故事只是要說: 拜拜或禱告是很有用的,只要你夠虔誠. 至於你所祝福的那個人或人群,他們不一定都能感受到,但他們一定會因為你虔誠的祝福而蒙受不可思議的恩典.</text:span><text:span text:style-name="T3"><text:line-break/></text:span></text:p>
      <text:p text:style-name="P1"><text:span text:style-name="T1">懷軒 | 2009.05.29 06:38 | </text:span><text:span text:style-name="T2">#</text:span></text:p>
      <text:p text:style-name="P2"><text:span text:style-name="T1">「前陣子有個自稱是 "粉絲" 的人, 寫信來把我大捧一番, 說我的文章救了他, 開啟了他的什麼碗糕等等, 但他最後卻又說我的文字其實 "還不盡理想, 太口語化, 不夠洗煉".」</text:span></text:p>
      <text:p text:style-name="P2"><text:span text:style-name="T1">看到陳真寫這段，正在喝水的我笑了~水噴的我的電腦都是，還好電腦沒壞...</text:span></text:p>
      <text:p text:style-name="P2"><text:span text:style-name="T1">我常常覺得，這些"菁英"們，會不會其實才是最自卑的人呢？常常覺得，這樣一直帶著面具生活不會很累嗎？還是面具待久了，其實自己究竟生的什麼樣也都不重要了...有時候會覺得，菁英們也滿可憐的...</text:span></text:p>
      <text:p text:style-name="P2"><text:span text:style-name="T1">總覺得人不該、也無法評價任何人的靈魂。</text:span></text:p>
      <text:p text:style-name="P1"><text:span text:style-name="T1">家弘(AL) | 2009.05.29 04:45 | </text:span><text:span text:style-name="T2">#</text:span></text:p>
      <text:p text:style-name="P3"><text:span text:style-name="T1">這位A先生口中的"大家"所指大概就是先推動一種號召,掛上各種漂亮口號,製造些敵我意識,引爆各種話題,來吸引鎂光燈注意,最後形成一個"大家"才會"有用"吧</text:span><text:span text:style-name="T3"><text:line-break/></text:span><text:span text:style-name="T1">至於個人的聲音,個人對於造成問題的那背後的一種普遍心態的反感反而都不重要了。能不能看到"效果"成為了決定採用何種手段的絕對標準。</text:span><text:span text:style-name="T3"><text:line-break/></text:span><text:span text:style-name="T1">不過在這種心態下若是真的形成一種"大家"來罵各種現象,我反倒會開始懷疑這裡面是不是有某種利益存在,才能讓某些人有心去號召"大家"來做這事。</text:span><text:span text:style-name="T3"><text:line-break/></text:span><text:span text:style-name="T1">當然,就看結果可能是好的,但是那終究是一種不老實的東西,很難想像這樣的東西真能改變什麼。</text:span></text:p>
      <text:p text:style-name="P4"/>
      <text:p text:style-name="P1"><text:span text:style-name="T1">陳真 | 2009.05.29 02:56 | </text:span><text:span text:style-name="T2">#</text:span></text:p>
      <text:p text:style-name="P2"><text:span text:style-name="T1">(續)</text:span></text:p>
      <text:p text:style-name="P2"><text:span text:style-name="T1">A: 何必罵醫界或社會上一些事呢? 而且一個人罵沒有用啊,要大家都罵或很多人罵才有用....(訓話一長串)</text:span><text:span text:style-name="T3"><text:line-break/></text:span><text:span text:style-name="T1">我:....(一直默然不語,但心裏有個畫外音)</text:span></text:p>
      <text:p text:style-name="P2"><text:span text:style-name="T1">畫外音如下:</text:span></text:p>
      <text:p text:style-name="P2"><text:span text:style-name="T1">一種文化所牽涉的不就是 "大家"? 如果大家都在罵 "大家怎麼都在拿回扣?",如果大家都在罵 "大家怎麼都在努力撈錢而不顧病患死活?",那麼,大家究竟是在罵誰呢? 罵自己嗎? 再說,如果 "大家" 都在罵,那還需要我來罵嗎?</text:span></text:p>
      <text:p text:style-name="P2"><text:span text:style-name="T1">而且,所有事情的改變不就是從一個人的批評開始? 一個人的批評當然不會馬上瞬間就改變整個社會或整個世界,就好像一個浪頭不可能一沖就把整座堤防給沖垮吧? 難道這浪頭就因此而顯得很可笑很變態? 難道這也能拿來做為批評這個人很怪異很可笑的理由? 難道這也能拿來做為一種理由,嘲笑他是不是有神經病或人格有毛病,否則怎麼怪異到竟然努力做一些不可能馬上改變整個世界卻對自己立即明顯有害的事?</text:span></text:p>
      <text:p text:style-name="P2"><text:span text:style-name="T1">好吧,就算我做的一切都沒有用,就算我不太會為前途打算盤,難道這反而竟能成為一種人格攻擊或羞辱抹黑的理由? 為什麼集體為惡或集體說一套做一套或對此漠不吭聲繼續逢迎巴結,反倒成為正常人格或正常精神狀態?</text:span></text:p>
      <text:p text:style-name="P2"><text:span text:style-name="T1">二十年前,當我還是個實習醫生,輪值到外科時,曾在急診室遇到一個車禍病人,他被送進急診時嚴格說來只是一顆血淋淋的頭,接著才是頭以下的身體被送進來,我一看都傻了,脖子只剩一層皮連著頭,這樣還需要急救嗎? 但他母親卻衝進來急診室,一看到穿白袍的就馬上撲通下跪,要我們醫生盡量搶救.</text:span></text:p>
      <text:p text:style-name="P2"><text:span text:style-name="T1">這時,我該嘲笑這位媽媽是否人格異常或精神有問題,否則怎麼會要求醫生做一件根本沒有用的事? 她小孩都已經身首異處了,我該罵她怎麼不直接送殯儀館幹嘛還送來急診室嗎?</text:span></text:p>
      <text:p text:style-name="P2"><text:span text:style-name="T1">任何一位母親,當自己的小孩或家人車禍受傷或死亡,理應經過一番思考或精密計算看有沒有存活的機會,然後才決定要不要哀求醫生盡量搶救才叫做人格正常嗎?</text:span></text:p>
      <text:p text:style-name="P2"><text:span text:style-name="T1">我媽生前三十年如一日,三天兩頭就往廟裏上香拜佛,叫佛祖保佑我平安,她的手提包包裏總是塞滿一堆祈福問卜的籤詩,壞籤她都說不算數,只把好籤當成真,經常拿出來默念思索,連我看了都覺得好笑,因為我總覺得這樣拜拜沒有用,該倒的霉還是會倒,但我該因此嘲笑她或羞辱她很愚昧很可笑怎麼花時間去做那些沒有用的事嗎?</text:span></text:p>
      <text:p text:style-name="P2"><text:span text:style-name="T1">更重要的是: 這樣做難道真的沒有用? 現實上或許沒有用,但現實以外那個看不見的世界卻非常有用,不但有用,我彷彿就是靠著父母甚至親友這樣的 "愚昧" 而能懷有一點勇氣,絲毫不畏懼地活在這世上.</text:span></text:p>
      <text:p text:style-name="P2"><text:span text:style-name="T1">就像梅蘭芳講的那句話,我不知道該怎麼做,我也從沒去想過什麼有用沒用的問題,"我想我能做的就是這些了".</text:span></text:p>
      <text:p text:style-name="P2"><text:span text:style-name="T1">P.S.: 在台灣社會中,人跟人交往通常是沒有靈魂的,特別是在菁英圈,所謂交往,簡直就是一種商人買賣式的評價或利益交換,彼此關注的不是你的心靈不是你的夢你的情感,而永遠都是從外在的權勢地位或更具體的銀行存款或論文數目或名校等級等等之類東西來打量或定義你這個 "人",進而決定你們彼此之間的尊卑位置,決定要用什麼方式或態度來對待你.</text:span></text:p>
      <text:p text:style-name="P2"><text:span text:style-name="T1">這些人心裏永遠有個大前提,他認定所有人都跟他一樣在追求著那些有關功名利祿的東西, 因此,你若居陋巷,銀行存款只有幾十萬,卻跟他說你生活得很好很滿意,他會噗嗤一笑,以為你一定很自卑,所以才故意說你生活得很好很愉快,他根本不會相信世界上會有人追求另外一些東西而對金錢權力地位等東西沒感覺甚至努力逃之夭夭.</text:span></text:p>
      <text:p text:style-name="P2"><text:span text:style-name="T1">因此,我總是比較尊敬那些具有某種社交恐懼症的宅男宅女,套句尼采的話,如果你對這類社交還會覺得痛苦,表示你還沒真的學會圓滑狡詐.</text:span></text:p>
      <text:p text:style-name="P2"><text:span text:style-name="T1">PS 2: 一個人的文字就是一個人的靈魂,什麼樣的人自然就會寫出什麼樣的文字,如果有人說他很喜歡我,卻不喜歡我的文字,那我想他若非見鬼了,要不就是在自欺欺人.</text:span></text:p>
      <text:p text:style-name="P2"><text:span text:style-name="T1">就像荷索所說,"我就是我的電影", 或維根斯坦所說,"我就是我看見的世界", 而這個世界無非就是 "我的語言", 也就是說, "我就是我的語言". 同樣地, 我的文字就是我,我就是我的文字,一個人若不喜歡我的文字,怎麼可能會喜歡我?</text:span></text:p>
      <text:p text:style-name="P2"><text:span text:style-name="T1">常常被人這樣吃豆腐, 我倒也挺習慣了. 前陣子有個自稱是 "粉絲" 的人, 寫信來把我大捧一番, 說我的文章救了他, 開啟了他的什麼碗糕等等, 但他最後卻又說我的文字其實 "還不盡理想, 太口語化, 不夠洗煉".</text:span></text:p>
      <text:p text:style-name="P2"><text:span text:style-name="T1">我聽了, 本來想開玩笑賞他幾句更口語化的媽咧個B, 但後來想想算了, 這麼正經八百的人不好跟他開玩笑. 但我能確信的一點是: 這樣的人絕對不可能真的喜歡我或我的文字,他們只是從中塑造或幻想一種他們自己所需要的假像去喜歡而已, 而不是真的喜歡 "我". 因為我和我的文字是同一種東西,不可能做出任何區隔,就好像我不可能只喜歡 KUSTURICA 卻不喜歡他的電影一樣,我也不可能只喜歡莫札特的音樂卻不喜歡莫札特.</text:span></text:p>
      <text:p text:style-name="P2"><text:span text:style-name="T1">更重要的是,這樣一種喜歡是不可能有比較級的,就好像你不會說 "媽媽我愛妳,但妳做為一個媽媽, 跟鄰居相比,其實還不盡理想,還需要加強!"</text:span></text:p>
      <text:p text:style-name="P2"><text:span text:style-name="T1">這種 "喜歡" 這種 "愛" 是不可能有比較級的,否則, 與其說愛或說喜歡, 不如說你其實只是在做一種對我而言毫無意義的所謂客觀評價或比較分析. 換句話說, 你並沒有感情在裏頭,你只是在評估一種與 "你" 無甚關係的東西(object),一種身外物.</text:span></text:p>
      <text:p text:style-name="P2"><text:span text:style-name="T1">或者說, 當你把我當成一種 "作家" 時, 或許你可以把我放到天平上做某種比較, 問題是我根本不是作家,我從小最排斥最頭痛的事情之一就是構思寫作. 我喜歡某些人的文學詩詞, 但我自己卻完全沒有那種需求,我只是在講話,把腦海裏的念頭給直接倒出來而已, 而從來都沒想要做什麼構思,就像我們平常聊天講話或寫email 那樣,就直接寫了,沒有任何構思或創作的慾望在裏頭.</text:span></text:p>
      <text:p text:style-name="P2"><text:span text:style-name="T1">事實上,我除了寫 email,至今也沒真的寫了什麼東西,我想寫一本好書,但一切彷彿都還停留在第一章.</text:span></text:p>
      <text:p text:style-name="P2"><text:span text:style-name="T1">如果有人硬要把我說成好像我在從事什麼創作,這樣的讀者應該去讀點別的東西才對,而不是找上我,更不可能是我的什麼粉絲.</text:span></text:p>
      <text:p text:style-name="P2"><text:span text:style-name="T1">我對創造或虛構並不感興趣, 但我對 "把一說成一" 這樣的神奇之事卻有著強烈的著迷. 若非如此, 我不會走上哲學的路, 更不會走上 (研究) 維根斯坦的路.</text:span></text:p>
      <text:p text:style-name="P2"><text:span text:style-name="T1">對我而言, 一個數學等號的兩端, 或是"把一說成一", 有著比小說比詩詞比音樂更多的詩意,因為它什麼也沒說,而世上不會有比 "什麼都沒說" 更詩情畫意的事了.</text:span></text:p>
      <text:p text:style-name="P2"><text:span text:style-name="T1">PS. 3: 現代人交往,他不在乎你是誰或你在想什麼,卻很在乎你有著什麼身份. 長久以來,我對被迫播報這些有關身份的東西總覺得痛苦不堪, 感覺就像是一頭豬對著肉販報告自己的體重斤兩與肉質一樣, 等著對方來評估價格.</text:span></text:p>
      <text:p text:style-name="P2"><text:span text:style-name="T1">我越來越發現,在台灣的菁英圈中,你大概得請對方先把你寫過的文字看完一遍才來見面認識,以免發生類似今晚那樣一種雞同鴨講的慘劇.</text:span></text:p>
      <text:p text:style-name="P2"><text:span text:style-name="T1">還好我的忍功真的是已經練到爐火純青,每次總是能順利完成社交使命! 但是,凡是想跟董事長認識的,建議至少要先讀過留言板至少一百萬字以上仍然不會反感或想吐才來,否則那種有口難言全然無法溝通的折磨實在很痛苦,萬一忍功憋不住,反倒釀成慘劇.</text:span></text:p>
      <text:p text:style-name="P2"><text:span text:style-name="T1">前陣子回到英國,也許是暫時恢復與萬物融為一體的宅男生活,我跟學姐說,我那似乎在極度忙碌的臨床工作中早已乾涸的腦袋似乎又湧出了泉水.</text:span></text:p>
      <text:p text:style-name="P2"><text:span text:style-name="T1">每天一大早,走過曾經走過上千遍的那片往學校的大草皮,心裏激動不已. 我都還清晰記得, 六七年前的某一天黃昏,就是在這片大草地上, 我跟學姐說, 我好像解開了一個有關 C. Diamond 等人的nonsense 觀念的多年困惑, 感覺就像哥倫布就在這草地上發現了新大陸似的.</text:span></text:p>
      <text:p text:style-name="P2"><text:span text:style-name="T1">可是,一回到台灣, 一遇到口舌充足的菁英們, 就像獵物去遇到獵人一樣,腦中泉水似乎又馬上乾枯.</text:span></text:p>
      <text:p text:style-name="P1"><text:span text:style-name="T1">陳真 | 2009.05.29 00:02 | </text:span><text:span text:style-name="T2">#</text:span></text:p>
      <text:p text:style-name="P3"><text:span text:style-name="T1">一封信</text:span><text:span text:style-name="T3"><text:line-break/></text:span><text:span text:style-name="T1">============</text:span><text:span text:style-name="T3"><text:line-break/></text:span><text:span text:style-name="T1">X 醫師您好,</text:span><text:span text:style-name="T3"><text:line-break/><text:line-break/></text:span><text:span text:style-name="T1">有件事想跟你請教, 我想我們應該從來都沒有任何接觸吧? 我甚至不知道你是哪兒畢業的, 我不明白你對我的一些負面評語或人格攻擊究竟是根據什麼? (從剛剛某個社交談話中得知)</text:span><text:span text:style-name="T3"><text:line-break/><text:line-break/></text:span><text:span text:style-name="T1">我認為,身為一個精神科醫師, 對於異己人事物理應有更多的理解能力才對, 至少不該對自己完全不了解的人任意做出評價. 若非評價一個 "人" 不可, 道德上, 你應該讓對方知道, 而不是私下抹黑.</text:span><text:span text:style-name="T3"><text:line-break/><text:line-break/></text:span><text:span text:style-name="T1">我很了解台灣人喜歡背後搞是非的習性或品性, 我恐怕比誰都更明白在這樣一種陰沉猥瑣的社會中, 什麼樣的言行將會招來什麼樣的遭遇, 但我有時依然為了某種憐憫因此不計個人利害得失公開批評某些 "事情", 但我從來都不批評 "人", 至於我私下對</text:span><text:span text:style-name="T3"><text:line-break/></text:span><text:span text:style-name="T1">"人" 若有所評語, 我也絕對會讓對方知道我對他的觀感而絕不會背後論人長短.</text:span><text:span text:style-name="T3"><text:line-break/><text:line-break/></text:span><text:span text:style-name="T1">我'想我跟你或跟一般人最大的不同就是我從來都不會罵 "人", 我只會罵 "事情".</text:span><text:span text:style-name="T3"><text:line-break/><text:line-break/></text:span><text:span text:style-name="T1">當我非罵 "人" 不可時, 我也絕對會讓對方知道我對他這個人的惡劣觀感而絕不會在背後暗中貶損, 更不會毫無根據地抹黑一個人.</text:span><text:span text:style-name="T3"><text:line-break/><text:line-break/></text:span><text:span text:style-name="T1">我想, 你若對我這個 "人" 有興趣, 你應該來找我多談談才對, 或是找一些實際上跟我曾經有所共事的同事們或向我的同學們或甚至病患們打聽打聽才對. 你可以問問他們, 我有沒有做過任何一件可恥或不正直或怪異或不值得尊重的事? 如果你對我的某個想法或作法有所不滿, 你應該針對那個想法或做法去批評而不是私下攻擊我這個 "人"--只因為我跟你是完全不一樣的人.</text:span><text:span text:style-name="T3"><text:line-break/><text:line-break/></text:span><text:span text:style-name="T1">陳真 敬上</text:span></text:p>
      <text:p text:style-name="P1"><text:span text:style-name="T1">陳真 | 2009.05.28 23:50 | </text:span><text:span text:style-name="T2">#</text:span></text:p>
      <text:p text:style-name="P2"><text:span text:style-name="T1">A: 你好你好,久仰大名.</text:span><text:span text:style-name="T3"><text:line-break/></text:span><text:span text:style-name="T1">我: 肯定不會是什麼美名.</text:span><text:span text:style-name="T3"><text:line-break/></text:span><text:span text:style-name="T1">A: 嘿嘿嘿...(詭異笑容)</text:span><text:span text:style-name="T3"><text:line-break/></text:span><text:span text:style-name="T1">我: ....(尷尬陪笑)</text:span></text:p>
      <text:p text:style-name="P2"><text:span text:style-name="T1">(一陣短暫寒暄之後)</text:span><text:span text:style-name="T3"><text:line-break/></text:span><text:span text:style-name="T1">A: 他們說,你很喜歡罵人.</text:span><text:span text:style-name="T3"><text:line-break/></text:span><text:span text:style-name="T1">我: 我? 罵人?....</text:span></text:p>
      <text:p text:style-name="P2"><text:span text:style-name="T1">A: (見我沒回應,繼續說上一堆學界人士的壞話....)</text:span><text:span text:style-name="T3"><text:line-break/></text:span><text:span text:style-name="T1">我: .....(一路沉默尷尬陪笑約兩小時)</text:span></text:p>
      <text:p text:style-name="P2"><text:span text:style-name="T1">(談話接近尾聲時)</text:span><text:span text:style-name="T3"><text:line-break/></text:span><text:span text:style-name="T1">A: 我們是很低調的人,但你...</text:span><text:span text:style-name="T3"><text:line-break/></text:span><text:span text:style-name="T1">我: 我? 我不低調嗎?</text:span><text:span text:style-name="T3"><text:line-break/></text:span><text:span text:style-name="T1">A: 醫界的人說你喜歡罵人.</text:span><text:span text:style-name="T3"><text:line-break/></text:span><text:span text:style-name="T1">我: ....? (尷尬,無言以對)</text:span></text:p>
      <text:p text:style-name="P2"><text:span text:style-name="T1">A: 你看! 像我收入不錯啊,有妻子有小孩有房子有車子有地位,小孩都唸大學,什麼都有了,這樣不是很好嗎?</text:span><text:span text:style-name="T3"><text:line-break/></text:span><text:span text:style-name="T1">我: 是啊....(尷尬點頭陪笑)</text:span><text:span text:style-name="T3"><text:line-break/></text:span><text:span text:style-name="T1">A: 那何必要罵人給自己樹敵?</text:span><text:span text:style-name="T3"><text:line-break/></text:span><text:span text:style-name="T1">我: 我從來沒有罵過 "人",我只罵過 "事情",除了公眾人物如政客之外,我絕不會罵人. 我對 "人" 沒興趣,我只關心一種公眾事務之正直與否. 而且,我若對某個人有所不滿,肯定也會讓對方知道我對他的觀感而不會私下暗中抹黑貶損.</text:span></text:p>
      <text:p text:style-name="P2"><text:span text:style-name="T1">A: (這回換他尷尬了,因為聽起來好像在罵他)...嗯,可能是我們學界比較沒有問題,所以...而你們醫界....</text:span><text:span text:style-name="T3"><text:line-break/></text:span><text:span text:style-name="T1">我: (沉默...)</text:span><text:span text:style-name="T3"><text:line-break/></text:span><text:span text:style-name="T1">A: 總之,低調一點,何必罵人?</text:span><text:span text:style-name="T3"><text:line-break/></text:span><text:span text:style-name="T1">我: 我說過了啊,我從不罵人,我只罵事情. 好,那我請問你,你若是醫生,發現醫界整天一方面喊著偉大的什麼史懷哲醫學倫理情操,一方面卻又拼命扯爛污拿回扣收紅包或亂開藥犧牲病患健康努力撈錢等等等,有些醫院甚至以毆打精神病患來代替治療或管理,你每天就在這樣一種環境下工作,你能一直當做沒看見嗎? 我沒辦法,我也很想明哲保身,我也知道台灣社會眾人口舌之陰暗猥瑣,但我沒辦法一直假裝沒看見,於是忍不住偶而寫文章批評兩句,但我永遠也只是批評一種 "現象" 或現象背後的價值觀或意識形態,而不是去攻擊某個 "人",這樣做很不應該嗎? 甚至是一種人格病態嗎?</text:span></text:p>
      <text:p text:style-name="P2"><text:span text:style-name="T1">A:好吧好吧,那應該是我們學界比較好,所以也不需要憤怒,不需要那麼多正義感.</text:span><text:span text:style-name="T3"><text:line-break/></text:span><text:span text:style-name="T1">我: ...我也罵學界啊,學界沒有比醫界更好.(畫外音: 兩個小時你全在背後數落學界私人八卦,這就是低調? 這就是良好的正義感?)</text:span></text:p>
      <text:p text:style-name="P2"><text:span text:style-name="T1">A: 你看,我們在學界都沒有憤怒啊,你何必活得...</text:span><text:span text:style-name="T3"><text:line-break/></text:span><text:span text:style-name="T1">我: 我也沒有你說的什麼憤怒啊,我也生活得很好,哪一點不好呢?</text:span><text:span text:style-name="T3"><text:line-break/></text:span><text:span text:style-name="T1">A: (沉默加詭異笑容)(畫外音: 你沒有財富沒有地位,租一個破房子住,怎麼會好?)</text:span></text:p>
      <text:p text:style-name="P2"><text:span text:style-name="T1">A: 你這樣子怎麼辦? 你看,我和學姐都可以專心做研究培養專業,不像你這樣忙,什麼事都做不了.</text:span><text:span text:style-name="T3"><text:line-break/></text:span><text:span text:style-name="T1">我: (沉默)(畫外音: 我不知道你在說什麼? 我不也在做研究? 只是從不發表而已,我的研究恐怕遠超過你所能理解)</text:span></text:p>
      <text:p text:style-name="P2"><text:span text:style-name="T1">A: 那你打算怎麼辦? 就這樣一直罵人? 到處和人吵架?</text:span><text:span text:style-name="T3"><text:line-break/></text:span><text:span text:style-name="T1">我: 我不知道該怎麼說,你對我的整個理解的CONTEXT都錯了. 我很不想這麼說,但事實上是這樣: 你不妨去我工作過的機構或跟我同班同學們打聽打聽,我的人緣非常好,除了高層或許對我有著某種顧忌之外,全院上下大概沒有一個人會怕我,人緣好到幾乎可以出來競選院長了!</text:span><text:span text:style-name="T3"><text:line-break/></text:span><text:span text:style-name="T1">A: 嘿嘿嘿,那你為什麼不出來選斗六市長?</text:span><text:span text:style-name="T3"><text:line-break/></text:span><text:span text:style-name="T1">我:....(無言以對)........(接著又是一路尷尬與沉默,硬擠出笑容,硬撐到社交結束)</text:span></text:p>
      <text:p text:style-name="P2"><text:span text:style-name="T1">回家途中我說: 不要再硬拉我來參加這種痛苦的社交,無法理解的人不需要硬扯在一起.</text:span><text:span text:style-name="T3"><text:line-break/></text:span><text:span text:style-name="T1">學姐: 他本來就不是會想要去了解人的那種人.</text:span><text:span text:style-name="T3"><text:line-break/></text:span><text:span text:style-name="T1">我: 我不是求他了解,而是希望他不要不了解卻自以為自己很了解,這樣我根本不知道該怎麼講話.</text:span></text:p>
      <text:p text:style-name="P2"><text:span text:style-name="T1">維根斯坦說得很對,"一個人有可能是另一個人的謎," 生命調調不同,信仰的 "神明" 不同,整個 "世界" 也將完全不一樣. 我們雖然都是說的中文,但其實是一種外星語言,就像維根斯坦說的, "獅子就算會說話,即便他說的是標準英文,我們也不知道他在說什麼." 因為彼此世界長得完全不一樣.</text:span></text:p>
      <text:p text:style-name="P2"><text:span text:style-name="T1">我希望不要再浪費一秒鐘的時間在這樣的無謂社交上,有口難言,從頭到尾都是誤解,實在痛苦不堪.</text:span></text:p>
      <text:p text:style-name="P1"><text:span text:style-name="T1">陳真 | 2009.05.28 14:34 | </text:span><text:span text:style-name="T2">#</text:span></text:p>
      <text:p text:style-name="P3"><text:span text:style-name="T1">對啊,這樣也有人信? 這類謠言大量傳到西方社會,例如英國,很多外國阿西竟然也相信, 有些是 "故意" 相信, 因為他們看華人不爽或看中共不爽. 他們喜歡把華人想像成野蠻人種.</text:span></text:p>
      <text:p text:style-name="P3"><text:span text:style-name="T1">這類謠言,很多是法輪功所編劇,大多是科幻驚悚片. 我對其中一些說法比如偷摘囚犯器官等等, 原本半信半疑, 但每次經過查證, 至今無一次是真的. 這就好像美國為了侵略伊拉克, 對伊拉克編造了大約九百七十幾個有關恐怖活動的指控, 如今證實這所有將近一千個指控全部是作假, 完全子虛烏有, 明明只是部隊裏兼荷包蛋的爐子, 竟然也在侵略過程中屢次拍照宣稱說什麼 "找到了生化武器的機器",明明是幾袋麵粉,硬要說是什麼炭蛆病毒的粉末,藉以維持所謂反恐戰爭的熱度與支持度.</text:span></text:p>
      <text:p text:style-name="P3"><text:span text:style-name="T1">我不是說理論上不可能有人偷摘死囚器官,我是說中共不至於笨到以政府的力量有系統地偷偷摸摸地幹這種事.</text:span></text:p>
      <text:p text:style-name="P3"><text:span text:style-name="T1">若非政府而是一般黑幫所為,那同樣也不可能,因為移植或摘取一個器官跟偷摘一付眼鏡畢竟不一樣. 這樣的事只有可能發生在恐怖片中或發生在近乎無政府的原始社會或軍頭主政與外界幾乎完全沒有任何溝通與接觸的國家.</text:span></text:p>
      <text:p text:style-name="P3"><text:span text:style-name="T1">至今一切中共偷摘囚犯器官的相關指控都沒有任何人證物證,而只有傳聞, 而且這類散發自法輪功的傳聞,消息來源竟然就來自法輪功,也就是說,這類傳聞根本沒有當事人或作者,所謂 "聽說",原來都是 "聽自己說的",也就是一種純粹自我引用的捏造新聞.</text:span></text:p>
      <text:p text:style-name="P3"><text:span text:style-name="T1">我知道中共以殘酷手段打壓法輪功,但法輪功之新聞言論不可信也是事實.我平常只要看到是 "大紀元" 的報導,就直接跳過去,因為完全沒有一點可信度,當它談到中共時,大概100句話有99句不可信,只有 "印刷日期" 那一句還能信,比台灣同樣喜歡撒謊或扭曲捏造老是自由亂報的 "自由時報" 的可信度還低.</text:span></text:p>
      <text:p text:style-name="P3"><text:span text:style-name="T1">這類自由亂報,過去黨外時期以聯合和中時為亂報代表,過去這十年,卻以先前的台灣日報及稍後的自由時報為代表.</text:span></text:p>
      <text:p text:style-name="P3"><text:span text:style-name="T1">愛台灣愛得發狂的法西斯報紙自由時報的老闆是誰呢? 就是林義雄和姚嘉文合寫的 "古坑夜談--雨傘下的選舉" 的賄選男主角林榮三. 1975年, 林榮三代表國民黨,以賄選手段打敗黨外的郭雨新,當時握有證據控告他賄選的就是林義雄.</text:span></text:p>
      <text:p text:style-name="P3"><text:span text:style-name="T1">就算有天大的證據也不可能有罪,因為當時法院是國民黨開的. 想不到當時跟黨外為敵的林榮三,現在卻創辦了愛台灣的法西斯急先鋒日報!</text:span></text:p>
      <text:p text:style-name="P3"><text:span text:style-name="T1">不管風向怎麼吹,總有些人永遠都是搭著順風車,過去指控別人數典忘祖玷污了什麼炎黃子孫的血液,現在卻整天罵炎黃子孫,不跟著罵的就是台奸就是不愛台灣就是賣台就是敵人.</text:span></text:p>
      <text:p text:style-name="P3"><text:span text:style-name="T1">回到法輪功或類似謠言, 我想法蘭西斯柯波拉說得很對, 他拍了一部很有名的電影叫 "現代啟示錄", 有人說這是一部反戰電影, 但柯波拉說不是, 這不是反戰電影, 我只是反對謊言.</text:span></text:p>
      <text:p text:style-name="P3"><text:span text:style-name="T1">對我來說, 反對謊言就是反戰, 因為人類至今的所有戰爭, 我看都是藉由各種謊言來挑起或加溫, 藉由謊言, 把特定族群給妖魔化, 然後宣稱為了正義為了下一代為了維護人類的文明為了世界永久和平等等等, 我們必須起來打仗消滅敵人, 開創什麼榮光與繁華.</text:span></text:p>
      <text:p text:style-name="P3"><text:span text:style-name="T1">過去的國民黨及其同路人,以及現在的民進黨及其同路人, 就是靠著這樣一種手段在吃香喝辣, 把異己給妖魔化,扣上一頂又一頂的大帽子,天底下大概再也找不到比這更輕鬆更好賺的職業了, 每天啥事都不用幹,就只需要三不五時出來開開記者會或寫寫文章或參加名嘴座談,指責誰賣台誰不愛台灣或是造謠抹黑瞎掰胡扯些毫無意義的指控,然後就能獲得掌聲獲得名位,存心靠這樣吃喝一輩子.</text:span></text:p>
      <text:p text:style-name="P3"><text:span text:style-name="T1">你可以不反戰, 你甚至可以不反法西斯,但你不能不反謊言,因為謊言傷害了諸普世價值賴以建立的基礎.</text:span></text:p>
      <text:p text:style-name="P1"><text:span text:style-name="T1">懷軒 | 2009.05.28 00:31 | </text:span><text:span text:style-name="T2">#</text:span></text:p>
      <text:p text:style-name="P2"><text:span text:style-name="T1">好多年前我也收過~不過我想大概沒有人沒收過，除非是不用電腦的人~</text:span></text:p>
      <text:p text:style-name="P2"><text:span text:style-name="T1">真的很扯，記得當時看完覺得改成驚悚片的電影劇本說不定會大賣，就刪掉了，原來真的是電影劇本ㄚ~~哈哈~只不過是被退稿的劇本...</text:span></text:p>
      <text:p text:style-name="P1"><text:span text:style-name="T1">AL | 2009.05.27 04:51 | </text:span><text:span text:style-name="T2">#</text:span></text:p>
      <text:p text:style-name="P3"><text:span text:style-name="T1">這則網路謠言故事流傳甚久(至少8年以上)</text:span><text:span text:style-name="T3"><text:line-break/></text:span><text:span text:style-name="T1">我起碼看過三種版本,差別只在於文中受害人的國籍不同</text:span><text:span text:style-name="T3"><text:line-break/></text:span><text:span text:style-name="T1">稍微改寫一下又可以到處亂寄,似乎唯恐天下不亂(真有人信以為真)</text:span></text:p>
      <text:p text:style-name="P1"><text:span text:style-name="T1">陳真 | 2009.05.27 04:22 | </text:span><text:span text:style-name="T2">#</text:span></text:p>
      <text:p text:style-name="P2"><text:span text:style-name="T1">一封回信:</text:span></text:p>
      <text:p text:style-name="P2"><text:span text:style-name="T1">-------------</text:span><text:span text:style-name="T3"><text:line-break/></text:span><text:span text:style-name="T1">不, 這樣一些無厘頭的網路謠言, 可以考慮寄給好萊塢, 不應該寄給其他任何人, 除非你是準備要戳破它的荒謬.</text:span></text:p>
      <text:p text:style-name="P2"><text:span text:style-name="T1">不過, 正因為太荒謬, 所以令人納悶的是, 怎麼會有人相信這樣一些恐怖科幻式的謠言? 特別是一個跟醫界有關的人, 怎麼會相信? 妳該不會以為換腎或割腎可以在廚房裏或浴室裏動刀而不會出人命甚至半途連醒也不會醒過來吧? 那大概只有怪醫秦博士 (即怪醫黑傑克) 才有這樣的本事. 但怪醫再厲害也得給病人全身麻醉吧? 光是喝杯飲料就算麻醉了? 有這種事? 都不必用到其它麻醉設施及插管等等就能把兩顆腎臟給迅速偷過來?</text:span></text:p>
      <text:p text:style-name="P2"><text:span text:style-name="T1">而且, 就算要偷, 也不會一下子偷兩顆製造兩道傷痕吧? 偷兩顆還能活嗎?</text:span></text:p>
      <text:p text:style-name="P2"><text:span text:style-name="T1">而且, 偷完竟然還怕他死掉, 還好心告訴他趕緊打電話求救, 有可能嗎? 偷完滅口都來不及了不是嗎? 而且, 這麼複雜龐大的一個詐騙偷腎工程, 都不會被抓到? 不會被看到或被CCTV給拍到?</text:span></text:p>
      <text:p text:style-name="P2"><text:span text:style-name="T1">再說, 今天就算有人急需換腎, 你想他若錢很多, 多到可以買通一票黑道及一群醫術高超的怪醫幫他辦這事兒, 那他花更少的錢恐怕更容易找到有人願意 (非法) 賣一顆腎給他, 而且, 偷腎臟這事前後得需要多少黑道的介入, 那得多少遮口費啊? 而且, 偷來腎臟就擺在包包裏夾帶出旅館嗎? 腎臟都不會壞掉嗎? 然後呢? 準備在哪接受換腎手術? 台大嗎? 還是北大? 那個想換腎的有錢人敢讓你在浴室裏或廚房裏動刀嗎?</text:span></text:p>
      <text:p text:style-name="P2"><text:span text:style-name="T1">總之, 太荒謬了! 這類法輪功式的什麼偷器官, 甚至還說中共官方就是偷器官的策動者, 據我曾經深入調查, 全是純屬捏造的胡扯, 甚至還說什麼瀋陽就有秘密手術室, 還說什麼有照片為證 (其實是一座垃圾焚化爐), 有時還會有名有姓地說什麼西方先進國家的哪個人權機構某某主任或某某西方國會議員也大加譴責云云, 但你只要稍微去查一下就知道肯定查無此人, 甚至也沒有這樣的人權機構, 完全是胡扯!</text:span></text:p>
      <text:p text:style-name="P2"><text:span text:style-name="T1">胡扯有兩種, 一種是故意的, 法輪功或 "愛台灣人士" 屬之, 是為了政治上的抹黑, 另一種也是故意的, 為了寫恐怖驚悚劇本, 剩下的則是不經大腦就信了, 然後就不負責任地四處傳遞謠言.</text:span></text:p>
      <text:p text:style-name="P2"><text:span text:style-name="T1">這類網路言論, 你只要在標題後面加個 "謠言" 當關鍵字一起去搜尋, 大約兩秒鐘就能知道資訊真假. 比方說這則謠言, 請看底下網址, 原來是一個電影劇本.</text:span></text:p>
      <text:p text:style-name="P2"><text:span text:style-name="T1">http://view.news.qq.com/a/20071122/000027.htm</text:span></text:p>
      <text:p text:style-name="P2"><text:span text:style-name="T1">相信這些東西實在荒謬, 那就好像我若說倫敦劍橋牛津曼哈頓紐約四處都有長毛大雪怪出現, 喜歡吃人肉, 而且已經組織成一個吃人肉集團, 下雪的地方千萬不要單獨前往, 很危險! 妳信不信呢?</text:span></text:p>
      <text:p text:style-name="P2"><text:span text:style-name="T1">我不是說這種事邏輯上永遠都不可能發生, 我是說當一種事情發生的可能性趨近於零或機率非常非常低時, 硬要說得好像到處都會偷器官或到處都有人在擄人去吃人肉, 那也未免太過於超現實.</text:span></text:p>
      <text:p text:style-name="P2"><text:span text:style-name="T1">陳真</text:span></text:p>
      <text:p text:style-name="P2"><text:span text:style-name="T1">----- Original Message -----</text:span><text:span text:style-name="T3"><text:line-break/></text:span><text:span text:style-name="T1">From:</text:span><text:span text:style-name="T3"><text:line-break/></text:span><text:span text:style-name="T1">To:</text:span><text:span text:style-name="T3"><text:line-break/></text:span><text:span text:style-name="T1">Sent: Monday, May 25, 2009 6:33 PM</text:span><text:span text:style-name="T3"><text:line-break/></text:span><text:span text:style-name="T1">Subject: ***SPAM***Fw: 發給你關心的任何1個朋友</text:span><text:span text:style-name="T3"><text:line-break/></text:span><text:span text:style-name="T1">--------------------------------------------------主旨: 發給你關心的任何1個朋友</text:span></text:p>
      <text:p text:style-name="P2"><text:span text:style-name="T1">四川有1個大學女生去參加星期六晚上的慶祝。</text:span></text:p>
      <text:p text:style-name="P2"><text:span text:style-name="T1">她覺得很快樂，喝了很多酒，這時有個年輕帥哥坐在她的前面。</text:span></text:p>
      <text:p text:style-name="P2"><text:span text:style-name="T1">在男孩的百般調情挑逗下，該女生終於答應與這個帥哥去了一家附近酒店，</text:span></text:p>
      <text:p text:style-name="P2"><text:span text:style-name="T1">並開了個豪華包間。房間裏，該女生喝了些酒，她開始覺得不清醒，然後就睡著了。</text:span></text:p>
      <text:p text:style-name="P2"><text:span text:style-name="T1">當該女生再醒來時，發現自己全身赤裸地在浴缸中，而且浴缸裏滿滿的都是冰。</text:span></text:p>
      <text:p text:style-name="P2"><text:span text:style-name="T1">浴池旁邊有張紙條，上面赫然用紅字寫著“打120，否則你會死！”</text:span></text:p>
      <text:p text:style-name="P2"><text:span text:style-name="T1">她自己的手機也在紙條旁邊。她撥打了。並說明自己目前的情況。</text:span></text:p>
      <text:p text:style-name="P2"><text:span text:style-name="T1">醫生建議她檢查自己的背部，結果她發現有兩條九寸長的割傷口在背部下方！！！</text:span><text:span text:style-name="T3"><text:line-break/></text:span><text:span text:style-name="T1">?</text:span><text:span text:style-name="T3"><text:line-break/></text:span><text:span text:style-name="T1">醫生要她馬上躺回滿是冰的浴缸，告訴她不要動，馬上會有急救隊來找她。</text:span></text:p>
      <text:p text:style-name="P2"><text:span text:style-name="T1">原來，她的腎臟被偷了！那兩條口，就是取出她的腎臟時留下的！</text:span></text:p>
      <text:p text:style-name="P2"><text:span text:style-name="T1">在黑市裏，1腎臟值300000元!</text:span></text:p>
      <text:p text:style-name="P2"><text:span text:style-name="T1">法醫判斷，被害所喝的酒中，可能不只是單純的迷幻藥，還有強力的麻醉劑，</text:span></text:p>
      <text:p text:style-name="P2"><text:span text:style-name="T1">而冰也起到了鎮痛效果，所以被害暫時不會感覺到疼痛。</text:span></text:p>
      <text:p text:style-name="P2"><text:span text:style-name="T1">該女生在醫院裏等待腎臟捐贈無果後死亡。</text:span></text:p>
      <text:p text:style-name="P2"><text:span text:style-name="T1">警忠告大家：</text:span></text:p>
      <text:p text:style-name="P2"><text:span text:style-name="T1">這是1種新的犯罪正在發生，並且以年輕女性和男生，旅遊者，學生為目標。</text:span></text:p>
      <text:p text:style-name="P2"><text:span text:style-name="T1">犯罪組織很有規模，並且訓練有術的。</text:span></text:p>
      <text:p text:style-name="P2"><text:span text:style-name="T1">這種犯罪行為正發生在很多主要城市，</text:span></text:p>
      <text:p text:style-name="P2"><text:span text:style-name="T1">最近尤其是在山東、廣州、深圳、佛山、東莞、廈門、泉州、北京、上海、</text:span></text:p>
      <text:p text:style-name="P2"><text:span text:style-name="T1">四川、重慶、全國各地酒吧！！</text:span></text:p>
      <text:p text:style-name="P2"><text:span text:style-name="T1">發給你關心的任何1個朋友，不要吝嗇區區的10秒.也不要煩.</text:span></text:p>
      <text:p text:style-name="P2"><text:span text:style-name="T1">自己也要小心喔!!</text:span></text:p>
      <text:p text:style-name="P1"><text:span text:style-name="T1">陳真 | 2009.05.26 16:40 | </text:span><text:span text:style-name="T2">#</text:span></text:p>
      <text:p text:style-name="P3"><text:span text:style-name="T1">二十幾年前,當綠島仍屬管制區,外人不得進入,當王幸男還在綠島坐牢時,我就千里迢迢跑去探望他,是以台權會的名義提出申請,搭著一種聽說經常失事的幾人座小飛機飛過大海登陸.</text:span></text:p>
      <text:p text:style-name="P3"><text:span text:style-name="T1">王幸男的牢房挺乾淨,還有個小桌子,他說他經常作畫,可賣錢,是獄方鼓勵的一種活動,以免囚犯整天無聊仰望藍天. 王幸男拿他的畫給我看,談他畫的東西,興高采烈.</text:span></text:p>
      <text:p text:style-name="P3"><text:span text:style-name="T1">臨走時,我跟王幸男說,幾位同學託我帶來祝福,他挺感動,在我的筆記本上寫了幾個字謝謝大家的關心.</text:span></text:p>
      <text:p text:style-name="P3"><text:span text:style-name="T1">除了探望他,還探望其他兩位統派的政治犯,以前黨外說這些與國民黨作對的左傾人士多偉大,現在卻把他們從歷史中抹除或甚至抹黑,變成 "台灣人的" 黨外或 "台灣人的" 反對運動,其實更早之前哪來什麼台獨? 比方說謝長廷一直到1989-90 年都還在說要跟台獨畫清界限,還說國民黨說我們是台獨是一種侮辱!</text:span></text:p>
      <text:p text:style-name="P3"><text:span text:style-name="T1">國民黨當時抓的大多是左統或右統. 比方說小說家陳映真的貢獻不輸給任何一個綠營檯面大老吧,但他們卻把陳映真講得像個壞人似的,更不用說什麼紀念他的所作所為或推崇其小說創作. "夏潮(雜誌社)" 也是黨外的一股重要力量,但綠營的所謂 "反對動運" 卻硬生生把異己給抹除或淡化其貢獻.</text:span></text:p>
      <text:p text:style-name="P3"><text:span text:style-name="T1">我對中國五四運動及二三十年代許多作家或政治人物的認識,包括沈從文,全來自黨外時期,那時候,這些全是反對運動的超級健康讀物,每個群眾大會場合都能買到,現在卻連陳芳明研究魯迅或研究謝雪紅,都成了不愛台灣的一個罪證,實在反智愚昧可惡到極點.</text:span></text:p>
      <text:p text:style-name="P3"><text:span text:style-name="T1">不同時期就有著不同嘴臉,王幸男就是一例,有時候實在很難想像這就是當年那個王幸男. 當年顯得很open-minded,很文學心靈,像個藝術家或文人似的,出獄後當了立委,卻滿口反動語言,整天挑撥族群,只問立場不問是非,一言一行,不堪聞問.</text:span></text:p>
      <text:p text:style-name="P3"><text:span text:style-name="T1">十幾年前出國時,我手邊有個 "常用通訊錄",裏頭大約有兩千七百多個人或團體的地址電話,當時總以為將來回國後會跟這些朋友繼續做點對社會有點益處的事,沒想到才出國沒兩年彼此就站到了對立面,特別是當這些人全面取得政權之後,更是惡形惡狀無法無天.</text:span></text:p>
      <text:p text:style-name="P3"><text:span text:style-name="T1">這兩千七百個通訊名單或名片,一大疊,我知道我大概再也用不著了,所以早已塵封箱中十年,就像塵封一段可悲的記憶. 原本相識滿天下,可當革命變成一種商品一種選票一種晉身階一種撈錢撈名的工具,我就幾乎再也沒有什麼朋友了.</text:span></text:p>
      <text:p text:style-name="P3"><text:span text:style-name="T1">就連我曾高度尊敬的長老教會都顯得卑鄙齷齪不堪,整天鬥爭敵人,袒護自己人,整天操弄一些理應繩之以法的族群仇恨語言. 這不要說教會,就連一個民間社團的基本道德水平都沒有. 台南市民族路上有個長老教會,外頭掛著一個紅色大布條,上面竟然寫著: "神愛台灣人". 我只相信神愛世人,神不會管你它媽的什麼台灣人不台灣人.</text:span></text:p>
      <text:p text:style-name="P3"><text:span text:style-name="T1">出國前,只要是掛著中華民國字眼的團體我絕不加入,劍橋之前有個中華民國同學會,我恐怕是唯一一個拒絕加入的人,我跟擔任會長的好朋友說,你把中華民國改成台灣我就加入.</text:span></text:p>
      <text:p text:style-name="P3"><text:span text:style-name="T1">想不到沒幾年,"台灣" 這一派得勢,學生會果然改名了,但我還是不願加入,因為那是換湯不換藥,把壓迫人心的政治辭彙從中華民國改成台灣而已,名字改了,但反動內涵卻完全一致,甚至變本加厲.</text:span></text:p>
      <text:p text:style-name="P3"><text:span text:style-name="T1">以前聽到中華民國就想吐,現在卻是聽到台灣就想吐. 以前西方人說我是chinese,我會糾正說我不是,我是Taiwanese,但現在我卻寧可對方以為我來自對岸, 因為這些愛台灣的混蛋們已經把台灣二字給弄成一種政治辭彙,因而臭不可聞.</text:span></text:p>
      <text:p text:style-name="P3"><text:span text:style-name="T1">=================</text:span><text:span text:style-name="T3"><text:line-break/></text:span><text:span text:style-name="T1">TVBS</text:span><text:span text:style-name="T3"><text:line-break/><text:line-break/></text:span><text:span text:style-name="T1">〈快訊〉人身攻擊？　綠委批王郁琦暴牙太難看</text:span></text:p>
      <text:p text:style-name="P3"><text:span text:style-name="T1">更新日期:2009/05/26 10:45</text:span><text:span text:style-name="T3"><text:line-break/><text:line-break/></text:span><text:span text:style-name="T1">談著南韓前總統盧武鉉的自殺事件，民進黨立委王幸男話鋒一轉，突然批評起總統府發言人王郁琦，說他「暴牙太難看」。</text:span></text:p>
      <text:p text:style-name="P3"><text:span text:style-name="T1">民進黨立委王幸男：「總統府的發言人是代表台灣、這個國家，對國內、外作新聞稿的說明，你的外貌也須要研究一下，你王郁琦大暴牙，也不去給醫師整形、整容一下，常常代表總統府、總統講話，我光是看到你那張臉，實在很難過。」</text:span></text:p>
      <text:p text:style-name="P1"><text:span text:style-name="T1">陳真 | 2009.05.25 23:00 | </text:span><text:span text:style-name="T2">#</text:span></text:p>
      <text:p text:style-name="P2"><text:span text:style-name="T1">扁和盧,一個知恥,自尊心強,一個則字典裏根本沒有羞恥這個字,忽上忽下,忽左忽右,非常彈性.</text:span></text:p>
      <text:p text:style-name="P2"><text:span text:style-name="T1">扁及其數不盡的徒子徒孫們,把政治當成一種無本生意,在他們的生意經裏頭是沒有道德二字的,只有輸贏,沒有對錯. 這樣的生意人,什麼都能賣,就連道德或人權或什麼非武力等等,也只是一種商品.</text:span></text:p>
      <text:p text:style-name="P2"><text:span text:style-name="T1">陳真 2009. 5. 25.</text:span><text:span text:style-name="T3"><text:line-break/></text:span><text:span text:style-name="T1">==========================</text:span><text:span text:style-name="T3"><text:line-break/></text:span><text:span text:style-name="T1">盧武鉉火山性格最後一次爆發</text:span><text:span text:style-name="T3"><text:line-break/><text:line-break/></text:span><text:span text:style-name="T1">中廣新聞網 (2009-05-25 09:10)</text:span><text:span text:style-name="T3"><text:line-break/><text:line-break/></text:span><text:span text:style-name="T1">「盧武鉉火山性格最後一次爆發」（夏明珠報導）</text:span><text:span text:style-name="T3"><text:line-break/><text:line-break/></text:span><text:span text:style-name="T1">上禮拜六天亮前，南韓前總統盧武鉉打開他的電腦，留下他的遺言，也針對他所涉，可能會葬送他僅剩、也是他最引以為傲的清廉的那樁貪瀆案，提出最後說詞。</text:span><text:span text:style-name="T3"><text:line-break/><text:line-break/></text:span><text:span text:style-name="T1">他在遺言中安慰家人不要太傷心，不要怪任何人，他說，生死原本就是自然的一部份，就認命吧！</text:span><text:span text:style-name="T3"><text:line-break/><text:line-break/></text:span><text:span text:style-name="T1">一個半小時之後，當太陽升起，被烏雲遮蔽的天空轉亮之際，62歲的盧武鉉爬上可以俯瞰他老家村落的懸崖，一躍而下。</text:span><text:span text:style-name="T3"><text:line-break/><text:line-break/></text:span><text:span text:style-name="T1">盧武鉉在世的最後幾個月，眼睜睜的看著他最珍貴的人格資產，因為貪污的指控而蒙塵，他任內許多政治成就，也因此被抹煞。他在2003年到2008年執政期間，把大部份的精力和大量的資源，投注在改善與北韓的關係上，卻因為北韓的陰晴不定，特別是在廢核問題上反反覆覆，激起南韓民眾的反感，轉而支持主張對北韓採取強硬立場的李明博。</text:span><text:span text:style-name="T3"><text:line-break/><text:line-break/></text:span><text:span text:style-name="T1">李明博的政策，確實引發北韓強烈反應，出現了一連串、包括發射長程火箭，在廢核進程上出爾反爾以及揚言要關閉南北韓和解的最明確指標，也就是開城工業區等敵意行動。盧武鉉的親信透露，這一切都讓付出了很多心血，改善南北韓關係的盧武鉉非常灰心，貪污的指控，尤其令他痛苦，因為清廉是他從政以來最大的堅持。</text:span><text:span text:style-name="T3"><text:line-break/><text:line-break/></text:span><text:span text:style-name="T1">南韓從1980年代以來，每一個總統都在卸任後，扯出貪污案，不要步上他們的後塵，是盧武鉉念茲在茲的自我警惕。沒想到他最不願意發生在自己身上的事，還是發生了，幾個禮拜前，他承認一位昔日支持他的企業家，在他總統任內，給了他家屬六百萬美元，不過他否認那是賄賂，他宣稱自己是到卸任之後才知道這件事。</text:span><text:span text:style-name="T3"><text:line-break/><text:line-break/></text:span><text:span text:style-name="T1">他因此而受到調查，他用死來了結，日本歷史上不乏軍政要人或是社會名人在面臨難關時，用自殺來謝罪的例子，不過南韓不像日本，盧武鉉的激烈抉擇，震撼了南韓。</text:span><text:span text:style-name="T3"><text:line-break/><text:line-break/></text:span><text:span text:style-name="T1">盧武鉉出身清寒家庭，靠自學成為律師，替反抗軍事獨裁的學生和工運份子辯護闖出名號。他在1980年代末期開始從政，國會議員時期，他曾有一次把議員的名牌，丟向當時的大統領全斗煥，面對金權勾結的惡勢力，他從不退卻。</text:span><text:span text:style-name="T3"><text:line-break/><text:line-break/></text:span><text:span text:style-name="T1">南韓崇實大學政治學教授康元澤說，盧武鉉敢於挑戰當權和禁忌，他在總統任內，對國家事務和政策的強烈定見，引起相當分歧的反應，比方說，他認為南韓不應該在外交政策上，一意的逢迎美國，他曾說，反美有什麼不對，這讓很多人感到焦慮，他極力改善和北韓的關係，包括無條件的提供大量援助給北韓，也讓許多人難以認同。因為不屈服、和不願妥協的性格，五年總統任內，他和保守勢力陷入止境的爭鬥。</text:span><text:span text:style-name="T3"><text:line-break/><text:line-break/></text:span><text:span text:style-name="T1">南韓總統領導能力研究所所長崔珍說，盧武鉉總統任內幾乎沒有一天南韓政治是平靜的，因為，他永遠在做極端的決定，玩零合遊戲，他選擇走上絕路，就是他火山般的剛烈性格，最後一次爆發。</text:span><text:span text:style-name="T3"><text:line-break/><text:line-break/></text:span><text:span text:style-name="T1">從他生前多位幕僚的口中，外界得以一窺這個前國家領導人，卸任後，在保守派媒體圍剿以及司法調查下，所承受的壓力，看到自己一生的名節、他最珍貴的資產，就這樣毀了，驕傲如盧武鉉，痛苦可以想見。</text:span><text:span text:style-name="T3"><text:line-break/><text:line-break/></text:span><text:span text:style-name="T1">盧武鉉曾說，他這輩子最大的成就就是2002年當選總統，確實，在南韓這樣一個民主化得非常晚，現代歷史上充斥著獨裁、腐敗以及地域主義的政治中，盧武鉉能夠在沒有特定地方勢力、政治派系的支持或財團奧援下當選，確實很不容易，盧武鉉可以說是乘著民族主義的浪潮、某種程度上是反美情緒引發的民族主義而當選，競選期間，他就宣示要做南韓第一個不會屈從於美國的總統。</text:span><text:span text:style-name="T3"><text:line-break/><text:line-break/></text:span><text:span text:style-name="T1">盧武鉉出身貧寒，家裡沒有能力供他唸大學，他靠著自學苦讀，通過律師考，在南韓這樣一個講究學歷背景的社會中，他支持率高的時候，成為大家錦上添花、吹捧他的話題，可是到了執政末期，他因為沒搞好經濟而喪失民心之後，又被當作嘲笑貶損的憑藉。即使在卸任後，他也得不到他期待的平靜，照樣在被動的狀況下，被喜歡和討厭他的兩股力量牽扯著，保守派媒體照三餐修理他，支持者則包車到他的家鄉聲援，前總統的家鄉成了觀光勝地，這是南韓從來沒有出現過的奇觀。</text:span><text:span text:style-name="T3"><text:line-break/><text:line-break/></text:span><text:span text:style-name="T1">他在卸任後不久，就被揭發家人收賄，任內面對危機從不膽怯的他，這一回卻找不到出路。四月22號，他最後一次在個人網站上刊出文章，要求支持者放棄他，因為他不能再代表他所信奉和鼓吹的價值。</text:span><text:span text:style-name="T3"><text:line-break/><text:line-break/></text:span><text:span text:style-name="T1">四月30號，他到漢城接受檢察官訊問，媒體出動直升機，一路尾隨，這樣的陣仗在南韓幾乎前所未見，這明明白白的是一種羞辱，盧武鉉在他的遺書中說，許多人因為他承受了太多苦痛，他如果繼續苟活，只會成為他們的負擔，他做了這輩子最後一次極端的抉擇，為自己也為所有支持和愛護他的人解套。</text:span></text:p>
      <text:p text:style-name="P1"><text:span text:style-name="T1">陳真 | 2009.05.25 01:20 | </text:span><text:span text:style-name="T2">#</text:span></text:p>
      <text:p text:style-name="P3"><text:span text:style-name="T1">組頭(學姐)輸了,代價是十碗杏仁冰,但因為冰會融化,所以改成十瓶養樂多,準備送給下次六月十九號(翁山蘇姬生日)來 AIT 站樁的幸運兒.</text:span></text:p>
      <text:p text:style-name="P3"><text:span text:style-name="T1">李同學所言不虛,不過,從國高中就開始關注以巴問題到現在,還真讓人有點意外,他說除非火災否則不出門,我想應該屬深山高人型,宅功相當深厚,董事長自嘆不如.</text:span></text:p>
      <text:p text:style-name="P3"><text:span text:style-name="T1">前幾天劍橋圖書館火災,我一聽廣播,立刻拔下隨身碟拔腿就跑,結果,整個碟的所有檔案不知何故因此毀損,兩周心血一共四十幾頁幾乎全部泡湯.</text:span></text:p>
      <text:p text:style-name="P3"><text:span text:style-name="T1">英國人很神經質,只不過是影印機(?)冒個煙,馬上全館撤離,而且還出動防爆人員. 在這個國家, 似乎一切都在掌握中,很少有意外. 連煮飯或洗澡稍微冒個煙就全宿舍撤離. 有一回半夜,女子宿舍警報器響,全員撤出屋外,結果人數竟然比應有的學生數多出一倍,多出來的全是男的.</text:span></text:p>
      <text:p text:style-name="P3"><text:span text:style-name="T1">這次返英,住在宿舍三樓(最高樓?),因為時差,每天晚上七點圖書館關門,我就回家睡覺,睡到半夜一兩點就起來讀書寫書. 因為居高臨下,往窗外看去可以看見四周樓層各家門戶的學生作息.</text:span></text:p>
      <text:p text:style-name="P3"><text:span text:style-name="T1">我發現,很多戶人家,裏頭或許也是住著宅男宅女,他們一大早五點多就醒了,旋即亮起一盞燈,然後就像一具雕像似地坐在書桌前. 若有打開窗的,桌上往往擺滿了書和筆記. 沒打開窗的,就只能看見一個一動也不動的剪影黏貼在昏黃的窗戶上.</text:span></text:p>
      <text:p text:style-name="P3"><text:span text:style-name="T1">日復一日,每天都這樣. 看著這樣的影像,不知道該說感動或孤獨. 我曾經也是他們的一份子,日月星辰為伴,十年如一日地過著同樣的日子,寫著彷彿永遠都不可能寫完的書.</text:span></text:p>
      <text:p text:style-name="P3"><text:span text:style-name="T1">指導教授寫信來說: Emir,我們幾個老師都覺得你是最用功的學生,你的努力將來會有 pay off. 我回信問他什麼是pay off,他說就是會有回報或有所成就的意思.</text:span></text:p>
      <text:p text:style-name="P3"><text:span text:style-name="T1">我聽了,不禁有點難過起來,我自始至終都知道自己在可預見的將來是不會有任何成就的,不但不會有,而且遠遠落後於同儕,儼然是有為人士眼中的一個笑柄,至今連要維持基本生計都有點困難,更不用說什麼成就了. 但我還是相信那句話,應該是塔可夫斯基說的吧: 只要有個人願意每天從不間斷地做著同樣的一件事,世界將會改變.</text:span></text:p>
      <text:p text:style-name="P1"><text:a xlink:type="simple" xlink:href="http://palinfo.habago.org/mt-comments.cgi?__mode=red&amp;id=17913"><text:span text:style-name="T2">柳春春阿忠</text:span></text:a><text:span text:style-name="T1"> | 2009.05.24 23:58 | </text:span><text:span text:style-name="T2">#</text:span></text:p>
      <text:p text:style-name="P2"><text:span text:style-name="T1">嗯，李同學是個大學生。詳情就由陳真學姊與李同學來說囉。</text:span></text:p>
      <text:p text:style-name="P1"><text:span text:style-name="T1">世主 | 2009.05.24 17:20 | </text:span><text:span text:style-name="T2">#</text:span></text:p>
      <text:p text:style-name="P3"><text:span text:style-name="T1">請問最後見到李同學了嗎？他真是個大學生吧？</text:span></text:p>
      <text:p text:style-name="P1"><text:span text:style-name="T1">李秉叡 | 2009.05.23 08:40 | </text:span><text:span text:style-name="T2">#</text:span></text:p>
      <text:p text:style-name="P2"><text:span text:style-name="T1">陳真先生您好，你的電話我收到了，謝謝，還有拜託不要叫我天才兒童好嗎？我只是這類的書比較多而已。</text:span></text:p>
      <text:p text:style-name="P1"><text:span text:style-name="T1">陳真 | 2009.05.23 03:22 | </text:span><text:span text:style-name="T2">#</text:span></text:p>
      <text:p text:style-name="P3"><text:span text:style-name="T1">李同學,我 email 我的手機號碼給你了. 請查收.</text:span></text:p>
      <text:p text:style-name="P3"><text:span text:style-name="T1">賭盤又開出來了! 賠率一比五! 但我還是賭你會出現.</text:span></text:p>
      <text:p text:style-name="P3"><text:span text:style-name="T1">學姐叫我跟你說記得帶身份證,她要檢查看看你是不是真的是以巴問題的天才兒童,她怕CIA或FBI會找一個小朋友來冒充.</text:span></text:p>
      <text:p text:style-name="P1"><text:span text:style-name="T1">陳真 | 2009.05.22 16:39 | </text:span><text:span text:style-name="T2">#</text:span></text:p>
      <text:p text:style-name="P2"><text:span text:style-name="T1">(續給張澈)</text:span></text:p>
      <text:p text:style-name="P2"><text:span text:style-name="T1">1. 比較: 我並不是在兩種不同的社會間做比較而對台灣社會有此一惡評,這與 "比較" 一點關係都沒有,我之厭惡虛榮厭惡惡心厭惡表面光鮮亮麗實則臭不可聞,並非始自今日,更非因為我留過洋,見過 "天堂".</text:span></text:p>
      <text:p text:style-name="P2"><text:span text:style-name="T1">就好像一個人之厭惡屎味並不是因為他聞過花香,做出一番分析比較之後才厭惡屎味. 對於你是一種比較,但我講的卻是一種與比較全然無關的東西.</text:span></text:p>
      <text:p text:style-name="P2"><text:span text:style-name="T1">我反倒是出國之後,因為與各種屎界(例如學界)的接觸多了,反倒比我十幾年前出國時對屎更有忍耐力,忍功至少是從 "白帶"(我是說空手道那種白色腰帶)變七段黑帶.</text:span></text:p>
      <text:p text:style-name="P2"><text:span text:style-name="T1">常有些人喜歡說我是因為出過國所以才看不慣台灣的一些事例如醫界文化或媒體文化等等,這是胡扯,我出國前對這些事物厭惡到連買了電視也不願裝天線,而只拿它來看電影的錄影帶. 電視上那些東西實在是一種毒我覺得.</text:span></text:p>
      <text:p text:style-name="P2"><text:span text:style-name="T1">學姐常說我出國後文化水平與氣質反而降低,變得越來越 "台". 其實我品味沒變,我是很想變,很想變得跟台灣社會一致,這樣日子或許會好過一些,可惜想變也變不來,只是我忍功變好了,變得比以前更能忍耐人渣更能忍耐庸俗忍耐虛榮忍耐愚蠢等等.</text:span></text:p>
      <text:p text:style-name="P2"><text:span text:style-name="T1">2. 現象本身 vs. 現象後面: 是不是出於 "比較" 這一點很重要. 如果你是出於比較才說台灣什麼 "很可愛" 或屬於 "上層",那我們顯然是在講兩種完全不一樣或甚至是對立的東西. 這就好像我們不會說花比大便更上一層一樣,這兩者之間沒有比較的基礎,除非你是在講那樣一些屬於 "現象本身" 或屬於可定性定量的社會性的東西. 但我完全不是在談那樣一些東西.</text:span></text:p>
      <text:p text:style-name="P2"><text:span text:style-name="T1">或者說,我根本不是在談一種現象,而是在談現象後面那些看不見的東西. 我常舉一個例,至少舉了八千多萬次,那就是反對升學主義與反對升學不一樣. 當我們反對升學主義之愚蠢反智與虛榮時,總是會有些笨蛋說那你自己為什麼要升學?</text:span></text:p>
      <text:p text:style-name="P2"><text:span text:style-name="T1">這樣子的反駁實在很蠢不是嗎? 但除了這樣的反駁,我好像還不曾見過其它的反駁了,彷彿我們全是行為主義者,只看得見肉眼可見之事物,卻完全無法理解概念或理解形而上事物似的.</text:span></text:p>
      <text:p text:style-name="P2"><text:span text:style-name="T1">反升學主義怎麼會是反對升學呢? 反升學主義是反對這樣一種處心積慮一窩蜂想升學的現象背後那個心態.</text:span></text:p>
      <text:p text:style-name="P2"><text:span text:style-name="T1">這個心態很重要,因為它事實上決定了現象或行為的意義. 行為本身是毫無意義的,就好像人渣往往都是做好事說好話甚至操弄什麼革命語言,但這只是讓人看了想吐.</text:span></text:p>
      <text:p text:style-name="P2"><text:span text:style-name="T1">所謂 "不以人廢言",這話是錯的,我們恰恰應該以人廢言,只要是人渣只要是混蛋只要是奸商,你根本不需要去聽他講任何一句話或看他寫任何一個字,因為不管他說什麼或做什麼都只有負面意義而已.</text:span></text:p>
      <text:p text:style-name="P2"><text:span text:style-name="T1">所謂好人並不是做好事的人,就好像壞人也不是指做壞事的人一樣. 好壞是一種形而上的衡量,而不是肉眼可見事物的比較,簡單說就是道德好壞評價也好,美學之美醜評價也罷,全與現象本身無關,它是現象背後的某個靈魂某種心態某種品味.</text:span></text:p>
      <text:p text:style-name="P2"><text:span text:style-name="T1">3. 品味: 當我們從事是非對錯或美醜評價時,我們就是在展現一種品味.品味是無法強求的,而且短期就算想要改也改不來. 台灣社會之令人厭惡是因為它的某種主流品味.</text:span></text:p>
      <text:p text:style-name="P2"><text:span text:style-name="T1">"台" 的那一方,可以 oo (恕不敢舉例)為典範,洋的那一方,XX (恕小弟膽小不敢直言)就是典範,兩者表面上差之千里,各自吸引著自己的粉絲,但在品味這一點上,在我看來,兩者是全然一致的.</text:span></text:p>
      <text:p text:style-name="P2"><text:span text:style-name="T1">可怕的不是品味本身,一個社會若各種品味雜陳其實也挺好的,可怕的是這樣一種社會,它只有一種氣味,而這氣味卻顯然臭不可聞.</text:span></text:p>
      <text:p text:style-name="P2"><text:span text:style-name="T1">當一個社會普遍覺得屎味香噴噴時,當你生活其中,看是要努力向流行教主們看齊,要不就是只能仰天長嘯無語問蒼天...</text:span></text:p>
      <text:p text:style-name="P2"><text:span text:style-name="T1">4. 重要 vs.不重要: 或許兩種世界之間品味不一定對立,但卻很可能是這樣: 我覺得很重要的,你覺得不重要. 比方說統獨有什麼重要,就好像台大雲林分院要不要脫離總院而獨立,有什麼重要? 重要的是你這家醫院是否善盡醫院照顧好你的 "人民" (即病患) 的基本責任,而不是莫名其妙追求一個名字或一種身份.</text:span></text:p>
      <text:p text:style-name="P2"><text:span text:style-name="T1">屎就算改名茉莉仍是屎味不是嗎? 莎士比亞不也說,"玫瑰就算改名,依然芬芳."</text:span></text:p>
      <text:p text:style-name="P2"><text:span text:style-name="T1">前天返國,去了台大醫院一趟拿幾本書,出了醫院大門,是一個很大的屋簷,這屋簷很大,離大馬路約莫還有十幾二十公尺的距離,病患被車送來就診,就是在這屋簷底下下車.</text:span></text:p>
      <text:p text:style-name="P2"><text:span text:style-name="T1">車子在屋簷下當然必須讓人,這是廢話,更何況這裏往來八成是病患或家屬或忙進忙出的醫護人員.</text:span></text:p>
      <text:p text:style-name="P2"><text:span text:style-name="T1">當我走在這屋簷下,當我都已經走了一半時,遠方大約三十公尺處一輛計程車載了人,竟然一路急遽加速衝來並猛按喇叭,硬要擠在我前面先通過. 但我沒閃,而是停下來擋住計程車的去路,它媽的真是離譜到極點,竟然把醫院屋簷下病人醫護人員來來往往的人行區域當成賽車場.</text:span></text:p>
      <text:p text:style-name="P2"><text:span text:style-name="T1">那混蛋看我一臉怒容,我若有把槍,肯定會朝他的輪胎轟上一槍,那混蛋大概是看我手上還抱著一堆書,可能有著什麼來頭,所以沒衝出來揍我或砍我,而悻悻然地停留原地,我看他不敢出來跟我比武,於是也就放過他.</text:span></text:p>
      <text:p text:style-name="P2"><text:span text:style-name="T1">這樣的事若只是特例倒也罷了,但它卻不是特例,而是這個社會的常態. 對某些白癡來說,或許統獨很重要,但對我來說,一個社會是否正直文明是否能愉快地自由地安身立命才是重要的東西.</text:span></text:p>
      <text:p text:style-name="P2"><text:span text:style-name="T1">當你覺得某事不重要時,你自然就會把它的意義給縮水,而放大你覺得重要的那些東西. 因此,許多爭議,往往是因為我們覺得什麼東西重要什麼不重要. 在我看來,台灣要進步到能夠把人當人看,恐怕還需要一千年. 別跟我說大陸在交通方面更糟糕,我並不是在談交通這個現象本身,也不是在做比較,它是無從比較的. 就算某些東西可以比較,考三十分就是三十分,何必忙著說隔壁的只考了 20分.</text:span></text:p>
      <text:p text:style-name="P2"><text:span text:style-name="T1">當醫生跟你說肝硬化就是肝硬化,他不是在抹黑你,你說隔壁床的連腎都衰竭了呢,這樣就能讓你覺得自己很行很健康嗎? 肝硬化就是肝硬化,反駁說人家身材曼妙頭髮柔順烏黑很可愛呢,這樣的反駁有意義嗎?</text:span></text:p>
      <text:p text:style-name="P2"><text:span text:style-name="T1">我常想要起來革命,目的是希望台灣的電影院能夠把電影從頭一個字一個聲音都不遺漏地放到尾,不要the end一出來就把電影給關了. 這事對我極端重要,若因此來一次台灣版法國大革命,把幾個人送上斷頭台,我是不反對的. 但是,對大多數人而言,就算你把電影演完也沒用,the end一出來他就走人了.</text:span></text:p>
      <text:p text:style-name="P2"><text:span text:style-name="T1">這例子是要說 "何者重要" 亦是品味差異的重要原因之一.</text:span></text:p>
      <text:p text:style-name="P2"><text:span text:style-name="T1">有些差異相當 "個人性",並無對錯可言,但有些差異卻理應只有一種答案. 就如台大醫院雲林分院要不要獨立於總院一樣,若有人提出這樣一個主張,我將不置可否,因為那是你家的事,你要主張什麼都行. 這事對我一點意義都沒有.</text:span></text:p>
      <text:p text:style-name="P2"><text:span text:style-name="T1">但若有人說非雲林分院獨立不可,否則就是不愛台大,否則就是這樣那樣一堆帽子與罪名,說這樣子的話的人,肯定就是個混蛋,是個法西斯. 台大又不是人,我又不是戀物癖,幹嘛愛一個沒有生命的東西?</text:span></text:p>
      <text:p text:style-name="P2"><text:span text:style-name="T1">重要的是,醫院就該照顧好 "所有" 可能的病患,而不是照顧好某些自己人,區分你我是荒唐的,更不用說竟然還整天區分敵我,整天抹黑醜化所謂敵人的整個民族.</text:span></text:p>
      <text:p text:style-name="P2"><text:span text:style-name="T1">今天流感若起源於大陸,這些愛台灣的人渣或媒體肯定整天就要忙著抹黑了,總是想方設法想把中國人給抹黑成又髒又臭全身都是傳染病而且身上全是帶著犯罪基因的那樣一種人種或民族,這樣的一些言論,在西方肯定得繩之以法,但在台灣這個鬼島上卻反而能靠著這樣一些法西斯言論來賺取選票並謀取各種利益.</text:span></text:p>
      <text:p text:style-name="P2"><text:span text:style-name="T1">這樣一些混蛋,個個整天想的不外就是藉著如何高唱獨立及區分敵我來謀取個人暴利.</text:span></text:p>
      <text:p text:style-name="P2"><text:span text:style-name="T1">你不妨把它想像成我瞎掰的那個醫院獨立的例子, 如果有這樣一群醫護人員,整天努力撈錢,努力拿回扣收紅包, 而且從不唸書,看病隨便亂看,上班遲到早退,每天造謠說謊抹黑那些辛勤工作者,自己卻努力從病人身上或從整個醫院金庫撈油水,卻又整天說只要獨立只要把醫院改個名稱,大家就能長生不老了,整天說不支持獨立的就是台大之奸簡稱台奸,不支持獨立的就是賣台等等. 像這樣一些商人,不管是政治商人或販賣革命的商人,不是人渣是什麼?</text:span></text:p>
      <text:p text:style-name="P2"><text:span text:style-name="T1">過去當有人主張獨,社會便給他扣帽子說什麼你數典忘祖,可恥,你玷污了你血管裏崇高的血液云云,現在也一樣,你主張統一,便是台奸便是賣台便是大眾均可鋤之而後快的敵人. 從過去到現在,法西斯人渣現象一點也沒變.</text:span></text:p>
      <text:p text:style-name="P2"><text:span text:style-name="T1">人渣一點都不可怕,可怕的是一個社會把人渣視為成功榜樣視為典範視為大善人或理想家.</text:span></text:p>
      <text:p text:style-name="P2"><text:span text:style-name="T1">有句話我也常說: 有什麼樣的人民就會有什麼樣的政治人物,換句話說,有什麼樣的人民,自然就會捧出他們心目中的典範. 因此,與其譴責這些典範,不如譴責背後這樣一種以屎為香的奇怪品味,因為這些檯面上的典範們全是人們捧出來膜拜的.</text:span></text:p>
      <text:p text:style-name="P2"><text:span text:style-name="T1">有件事挺可悲,黨外時,當大家充滿理想而且行事正直時,社會大眾說我們是心地邪惡的陰謀份子,人人均可殺之. 可是,當我們裏頭的一群人開始學會對手那一套扯爛污的行徑時,這些混蛋卻開始大受社會歡迎,當他們爛得比國民黨還徹底時,當然就能執政了.</text:span></text:p>
      <text:p text:style-name="P2"><text:span text:style-name="T1">我1997年出國,隔年1998或隔兩年的1999我不是很確定,我過年寄了一張賀卡給民進黨中央黨部,那時是林義雄當黨主席,邱義仁當祕書長,我收信人就寫邱義仁. 我寫說: "貴黨(過去是本黨)學習國民黨可還學得真快,學得青出於藍,看樣子,貴黨很快就會執政了."</text:span></text:p>
      <text:p text:style-name="P2"><text:span text:style-name="T1">不久,它果然就執政了. 並不是因為我是未卜先知,而是因為你只要看清了某種品味及其流向與演出之功力,你就能知道誰會紅.</text:span></text:p>
      <text:p text:style-name="P2"><text:span text:style-name="T1">前一陣子去聽Glass的演奏,主辦單位還順便推銷一本書. 後來我在誠品看到有在賣這書,荒唐的是我看到上面一堆 "文化名人" 推薦,裏頭有好幾個我確定是人渣無誤.</text:span></text:p>
      <text:p text:style-name="P2"><text:span text:style-name="T1">比方說有一個,記得是1999年,我在某個email論壇上提到Kusturica是塞爾維亞人而且是回教徒,有個台灣的研究生竟然冒出來對我就是一頓羞辱,說我無知愚蠢等等. 羞辱倒是沒關係,只要你有理由. 但他的理由卻說什麼KUSTURICA是波斯尼亞人,而且還說什麼塞爾維亞沒有回教徒. 講了一些蠢到不行的怪話.</text:span></text:p>
      <text:p text:style-name="P2"><text:span text:style-name="T1">各位可能看不懂這裏頭的荒唐,那大約就像你說岳飛是宋朝人,背上還刻了字寫著精忠報國,然後卻有個人冒出來大罵你無知可笑,他說岳飛是中華人民共和國的人民,那時候還沒有紋身技術,岳飛背上怎麼可能刻字!</text:span></text:p>
      <text:p text:style-name="P2"><text:span text:style-name="T1">很蠢吧,真是蠢到難以想像. 但我要批評的倒不是蠢,而是一個那麼蠢的人為什麼會這麼驕傲? 後來這混蛋大概是知道自己鬧了個大笑話,沒再吭聲,但也沒有一句公開認錯,更不用說道歉.</text:span></text:p>
      <text:p text:style-name="P2"><text:span text:style-name="T1">而我當時1999年心裏就想,這混蛋如此混蛋,在台灣肯定會紅,果然在十年後的誠品書局裏頭,我就看到這位白癡型混蛋的大名,變成 "文化名人" 了,大剌剌地為我們推薦起各種文化產品來了.</text:span></text:p>
      <text:p text:style-name="P2"><text:span text:style-name="T1">這幾乎就是個鐵律: 凡是跟我氣味極度不投合,凡是讓我立即想吐的,在台灣肯定都會很有前途! 反之亦然. 因此,我不禁也要為我所尊敬或喜歡的一些台灣人感到不幸了,他們的好,他們的良善,他們的水平與品味,恐怕將註定他們一生不得志.</text:span></text:p>
      <text:p text:style-name="P2"><text:span text:style-name="T1">有句話是誰說的我忘了,那是在殷海光去世後人們引用來悼念他的一段話,那句話大約是這樣說:</text:span></text:p>
      <text:p text:style-name="P2"><text:span text:style-name="T1">我們總是被某種社會教導去懷恨或遺忘或唾棄那些真正的奉獻者,卻去歌頌讚美仰慕那些處心積慮在傷害社會的人.</text:span></text:p>
      <text:p text:style-name="P4"/>
      <text:p text:style-name="P1"><text:span text:style-name="T1">陳真 | 2009.05.22 14:30 | </text:span><text:span text:style-name="T2">#</text:span></text:p>
      <text:p text:style-name="P3"><text:span text:style-name="T1">看到底下這位張先生所寫的一切文章 我建議可以直接跳過去</text:span></text:p>
      <text:p text:style-name="P3"><text:span text:style-name="T1">李同學 我請你吧 吃飯這事容易辦 只要安靜沒有 "音樂" 就行 董事長怕吵</text:span></text:p>
      <text:p text:style-name="P3"><text:span text:style-name="T1">說謝謝很奇怪 不過還是謝謝你來 不知道會不會又有人要開賭盤? 我押你會出現 別害我又摃龜啊</text:span></text:p>
      <text:p text:style-name="P3"><text:span text:style-name="T1">我想你下山不容易 但我台北待了三年高中外加 N 年童年外加三四年的醫生生涯 但我至今連怎麼從總統府走到西門町也不會 雖然這條路走過上千次 (我高中就住在獅子林百貨的斜對面)但每次都是讓同學帶路 要不就是搭公車 我不太會去注意路線 所以若不是很麻煩 可能還是得麻煩你下山好嗎? 就約在師大路和和平東路口見面如何?</text:span></text:p>
      <text:p text:style-name="P3"><text:span text:style-name="T1">我一時找不到你的 email,所以沒辦法用 email給你手機號碼 只好先借阿忠的用用 找不到或迷路 在報警之前記得先打手機 我們應該就能找到你</text:span></text:p>
      <text:p text:style-name="P1"><text:span text:style-name="T1">李秉叡 | 2009.05.22 00:37 | </text:span><text:span text:style-name="T2">#</text:span></text:p>
      <text:p text:style-name="P2"><text:span text:style-name="T1">我們的時代－東南亞的熱帶憂鬱</text:span></text:p>
      <text:p text:style-name="P2"><text:span text:style-name="T1">2009-05-21 中國時報 【張鐵志】</text:span></text:p>
      <text:p text:style-name="P2"><text:span text:style-name="T1">　同樣在五月，原本緬甸軍事政府應該在五月廿七日釋放反對黨領袖翁山蘇姬（見圖，美聯社）：在過去的十九年裡，翁山蘇姬被軟禁長達十三年，而自二○○三年第三度遭到軟禁後，羈押令原本應於本月期滿六年而獲釋。但上周由於一名美國籍男子擅自潛入翁山蘇姬的軟禁居所，致使緬甸軍政府有藉口將其送往惡名昭彰的硬心監獄，並在這兩天對翁山蘇姬進行審判，企圖延長其拘禁。</text:span><text:span text:style-name="T3"><text:line-break/><text:line-break/></text:span><text:span text:style-name="T1">　新加坡總是看起來光鮮亮麗，但總也是很炎熱。</text:span></text:p>
      <text:p text:style-name="P2"><text:span text:style-name="T1">　在一棟高級百貨商場的角落咖啡座，我和友人正拜訪新加坡重要的異議分子、新加坡民主黨祕書長徐順全、及他們黨部（唯一）的工作人員Seelan Palay（他所拍攝的紀錄片《李家王朝統治下的新加坡》剛在台北一個影展播放）。我們的談話雖然凝重，然而，經過的人看到的會是一片溫馨畫面：他溫婉美麗的台灣籍妻子，以及他三個可愛的小孩也在我們身旁。</text:span></text:p>
      <text:p text:style-name="P2"><text:span text:style-name="T1">　為了爭取新加坡的民主，過去十幾年，徐順全不惜以身試法，未經申請就屢次公開演講、集會，因此多次入獄。政府並控告他誹謗，使他在二○○六年因為付不出罰款而破產，護照也被政府沒收。</text:span></text:p>
      <text:p text:style-name="P2"><text:span text:style-name="T1">　當然不只是他。就在廿二年前的今天，一九八七年的五月廿一日，十六個年輕的律師、商人、劇場工作者、社會工作者等，被指控是一個要顛覆人民行動黨的左派組織，因此在沒有被審判的情況先是被祕密逮捕而後被拘禁─新加坡的《內安法令》允許國家可以不經審判就無限期拘禁。這些人遭到刑求，並被迫提供假自白。而就在今天，新加坡的異議人士在街頭抗議，要求廢除《內安法令》。</text:span></text:p>
      <text:p text:style-name="P2"><text:span text:style-name="T3"><text:line-break/></text:span><text:span text:style-name="T1">　這個嚴重違反人權的《內安法令》，不是新加坡獨有，而是新加坡和馬來西亞威權法律體系的主要支柱。因為其前身是英殖民政府用來對付馬來亞左翼分子的《一九四八年緊急條例》。馬來西亞以及同樣由英屬馬來亞獨立的新加坡在獨立後，持續沿用殖民體制留下的鎮壓武器來對付異議分子。去年，馬國政府動用此法逮捕多名記者、部落客與國會議員，引起了民眾廣大的不滿。</text:span></text:p>
      <text:p text:style-name="P2"><text:span text:style-name="T3"><text:line-break/></text:span><text:span text:style-name="T1">　另一個場景是，在五月初，數十位留台馬來西亞青年及台灣聲援人士，身穿黑衣在自由廣場抗議。他們是響應馬來西亞國內進行的「一個黑色的馬來西亞」行動。因為今年五月七日前後，馬來西亞執政中央的國民陣線（簡稱國陣）政府，出動大批警力逮捕一百多人。這起因去年馬來西亞大選，人民聯盟首度突破長期由國陣控制的政治環境，於國會取得超過三分之一的席次，並於十三州中拿到五州的執政權。但國陣於今年二月初，在民聯執政的霹靂州發動政變，使其議會席次過半。而後在前後任首相權力交接之際，民間組織抗議行動要求解散霹靂州議會並重新選舉，卻有多人遭到逮捕。</text:span></text:p>
      <text:p text:style-name="P2"><text:span text:style-name="T3"><text:line-break/></text:span><text:span text:style-name="T1">　同樣在五月，原本緬甸軍事政府應該在五月廿七日釋放反對黨領袖翁山蘇姬：在過去的十九年裡，翁山蘇姬被軟禁長達十三年，而自二○○三年第三度遭到軟禁後，羈押令原本應於本月期滿六年而獲釋。但上周由於一名美國籍男子擅自潛入翁山蘇姬的軟禁居所，致使緬甸軍政府有藉口將其送往惡名昭彰的硬心監獄，並在這兩天對翁山蘇姬進行審判，企圖延長其拘禁。</text:span></text:p>
      <text:p text:style-name="P2"><text:span text:style-name="T3"><text:line-break/></text:span><text:span text:style-name="T1">　這三個東南亞國家，經濟發展程度各自不同：極為富裕的新加坡、新興工業國家的馬來西亞，和較低度發展的緬甸，都還是被不同程度的威權陰影籠罩著。東南亞的民主道路確實走的艱辛，但人們仍然沒有放棄。</text:span></text:p>
      <text:p text:style-name="P2"><text:span text:style-name="T3"><text:line-break/></text:span><text:span text:style-name="T1">　在本周二台北師大路的小公園，台灣自由緬甸聯盟和其他ＮＧＯ在地上用蠟燭排出一個字：ＦＲＥＥ；後面是翁山蘇姬美麗而堅定的照片。他們和全世界許多人權運動者站在一起，希望對緬甸政府施壓，並讓翁山蘇姬知道她不孤單。</text:span></text:p>
      <text:p text:style-name="P2"><text:span text:style-name="T3"><text:line-break/></text:span><text:span text:style-name="T1">　而徐順全也曾在新加坡發起聲援翁山蘇姬的運動。他寫過一本關於亞洲民主的書，裡面談到翁山蘇姬，也談到鄭南榕和施明德。雖然他面臨極多的困難，但那晚，他還是一派樂觀地跟我們說，新加坡社會正在改變，尤其是網路的力量帶出更多年輕人。</text:span></text:p>
      <text:p text:style-name="P2"><text:span text:style-name="T3"><text:line-break/></text:span><text:span text:style-name="T1">　我又問Seelan Palay這位年輕的行動主義者說，你的家裡支持你參與反對運動嗎？他說，我爸爸說，只要你不害怕，只要你自己願意堅定地去做。</text:span></text:p>
      <text:p text:style-name="P2"><text:span text:style-name="T3"><text:line-break/></text:span><text:span text:style-name="T1">　是的，我想，大馬的黑衣年輕人、徐順全和翁山蘇姬，他們當然不會害怕。在這個東南亞的熱帶憂鬱中。</text:span></text:p>
      <text:p text:style-name="P1"><text:a xlink:type="simple" xlink:href="http://palinfo.habago.org/mt-comments.cgi?__mode=red&amp;id=17869"><text:span text:style-name="T2">柳春春阿忠</text:span></text:a><text:span text:style-name="T1"> | 2009.05.20 01:41 | </text:span><text:span text:style-name="T2">#</text:span></text:p>
      <text:p text:style-name="P3"><text:span text:style-name="T1">李同學，你週六下午5點前出現在和平東路師大路口就可以了，找不到記得打我手機0968-385408。從學校搭公車6XX(我忘了幾號公車)到台北車站轉捷運淡水往新店或南勢角線在古亭站下車，從出口5出來，往前直走就會碰到我們站樁的路口。</text:span></text:p>
      <text:p text:style-name="P3"><text:span text:style-name="T1">你人到了，陳真自然會找到餐廳的。</text:span></text:p>
      <text:p text:style-name="P3"><text:span text:style-name="T1">校門口有牛肉拌麵，你該不會沒吃過吧？不然，仰德大道上麥當勞右邊在往菁山路路口轉角那家有賣排骨飯的店應該也還在，粉多華藝的學生會去吃。</text:span></text:p>
      <text:p text:style-name="P1"><text:span text:style-name="T1">李秉叡 | 2009.05.19 23:17 | </text:span><text:span text:style-name="T2">#</text:span></text:p>
      <text:p text:style-name="P2"><text:span text:style-name="T1">謝謝李同學 大陸方面我就鞭長莫及了</text:span></text:p>
      <text:p text:style-name="P2"><text:span text:style-name="T1">還有 李同學 你方便5月23日下午五點半以後約個地方大家一起吃個飯嗎? 不勉強 若真的不想也沒關係 反正跟我們碰面也挺無聊的 只是你來敝站一轉眼也已經從國高中生變大學生了 總該見個面</text:span><text:span text:style-name="T3"><text:line-break/></text:span><text:span text:style-name="T1">================================================</text:span><text:span text:style-name="T3"><text:line-break/></text:span><text:span text:style-name="T1">謝謝您的邀請，我方便，只是我不太知道要邀你們在哪裡吃飯，大概是住在山上吧，平常很少下山﹝我是那種房子發生火災了才會離開房子的人﹞，來到台北快一年了，我對這裡仍然是人生地不熟的，不知道陳真先生知道有哪些適何的地方讓我們一起吃個飯？</text:span><text:span text:style-name="T3"><text:line-break/></text:span></text:p>
      <text:p text:style-name="P1"><text:span text:style-name="T1">陳真 | 2009.05.19 17:49 | </text:span><text:span text:style-name="T2">#</text:span></text:p>
      <text:p text:style-name="P3"><text:span text:style-name="T1">二十幾年前 我還在高醫唸書的時候 曾經有一段時間就租個小房間在大統百貨對面的一條巷子裏 那是一棟老舊大樓 正對著白雪舞廳 那大樓 龍蛇雜處 賣淫販毒我估計大概什麼都有 所以房租也比較省</text:span></text:p>
      <text:p text:style-name="P3"><text:span text:style-name="T1">有一年冬天深夜 我回到家 在樓梯轉角竟然看到一個二三十歲的男子 髒亂邋遢 神形憔悴 正蜷著身子打盹 我搖醒他 問他怎麼啦 生病了嗎 他說沒 沒病 只是天氣冷 沒地方睡覺 找個地方窩著</text:span></text:p>
      <text:p text:style-name="P3"><text:span text:style-name="T1">我跟他說 我是單人床 但若不介意 勉強還是擠得下兩個人 你進來跟我睡吧</text:span></text:p>
      <text:p text:style-name="P3"><text:span text:style-name="T1">他看起來很訝異 但最後大概是捱不過寒冷 所以就進來跟我睡</text:span></text:p>
      <text:p text:style-name="P3"><text:span text:style-name="T1">隔天睡醒 他還在 比我早起 他說 他發現我肚子不但是扁的 躺下時還會凹了進去 是不是很久沒吃飯 我聽了 笑笑不置可否 只跟他說你要繼續住就住 但三餐得自理</text:span></text:p>
      <text:p text:style-name="P3"><text:span text:style-name="T1">我問他為何流浪街頭 他說 不瞞你說 我是個逃犯 身上一堆案子 我說是什麼案呢 他說 傷害 詐欺 殺人未遂等等</text:span></text:p>
      <text:p text:style-name="P3"><text:span text:style-name="T1">第三天醒來 他不見了 沒有留下片紙隻字 只拿走了一包衛生紙</text:span></text:p>
      <text:p text:style-name="P3"><text:span text:style-name="T1">幾個月或幾星期以後 我忘了 總之是過了一段時間 我幾乎都快忘記這件事了</text:span></text:p>
      <text:p text:style-name="P3"><text:span text:style-name="T1">有一天 有人來敲門 打開一看 竟然是他 旁邊還跟著一個看起來比較斯文的年輕男子 原來他找到朋友給他長期收容了 他說他朋友想看看我是何方神聖 是不是三頭六臂 竟然敢窩藏一個通緝犯 而且還同睡一張床</text:span></text:p>
      <text:p text:style-name="P3"><text:span text:style-name="T1">他們待了一會兒 四處摸摸我書架上的書 臨走時 那通緝犯留給我他的老家以及他朋友的家的電話地址等等 連他阿嬤的家地址也留給我了 生怕我將來會找不到他似的</text:span></text:p>
      <text:p text:style-name="P3"><text:span text:style-name="T1">臨走時 他還跟我說了一段我大概永遠都不會忘記的話 他說 "將來如果有人找你麻煩 叫他先過我XXX 這一關 叫他先把我殺了".</text:span></text:p>
      <text:p text:style-name="P3"><text:span text:style-name="T1">我一直保留著他當時寫下的地址 歪歪扭扭的字跡 看起來沒受過多少教育 但是這樣一個萍水相逢的人 卻彷彿在我心頭留下了一些足跡</text:span><text:span text:style-name="T3"><text:line-break/></text:span></text:p>
      <text:p text:style-name="P1"><text:span text:style-name="T1">陳真 | 2009.05.19 17:23 | </text:span><text:span text:style-name="T2">#</text:span></text:p>
      <text:p text:style-name="P2"><text:span text:style-name="T1">我能明白你說的 但你講的跟我講的卻完全是兩回事</text:span></text:p>
      <text:p text:style-name="P2"><text:span text:style-name="T1">我說的窩囊不正直的人與事在台灣幾乎一律被視為高尚或厲害或很有自信很有見地 總之是值得欽佩 而我說的令人尊敬 至少令我尊敬的卻是那些在台灣普遍被視為很遜沒啥出息或做壞事的人與事 我並不是在說什麼做奸犯科之類</text:span></text:p>
      <text:p text:style-name="P2"><text:span text:style-name="T1">一個人如果有前科 至少我對他的品性會比較放心一點 至少 會比一個被視為有為青年或典範之類的人更讓我放心一些</text:span></text:p>
      <text:p text:style-name="P2"><text:span text:style-name="T1">人渣通常是沒有前科的 不但沒有 而且通常是那種屬於誠品書局會邀請的對象</text:span></text:p>
      <text:p text:style-name="P2"><text:span text:style-name="T1">人渣白天晚上是兩種造型的 四下無人處或可匿名時就更精采了 但那些做奸犯科者社會上普遍不屑的人 明處暗處卻一個樣 在一個很重要的意義上他們是正直的</text:span></text:p>
      <text:p text:style-name="P2"><text:span text:style-name="T1">至於你說的大陸之窩囊不正直 我懷疑我們對窩囊不正直的定義恐怕剛好相反</text:span></text:p>
      <text:p text:style-name="P2"><text:span text:style-name="T1">我只在乎一個人像不像人 有沒有個清清楚楚鮮鮮明明的靈魂 而不在乎他做好事或做壞事 浮士德沒做壞事吧 但他把靈魂賣了 不過我們還是尊敬這樣的人 就好像我們尊敬羅素 不管他多麼犬儒 但人渣是那些連魔鬼也不會想找上他的人 因為他根本沒有靈魂可以賣 他只是一種純粹依照某種定性定量方法可以充份定義的生物</text:span></text:p>
      <text:p text:style-name="P2"><text:span text:style-name="T1">可悲的是 這樣一種生物在這鬼島上卻成為典範成為楷模</text:span></text:p>
      <text:p text:style-name="P1"><text:span text:style-name="T1">智巽 | 2009.05.19 12:32 | </text:span><text:span text:style-name="T2">#</text:span></text:p>
      <text:p text:style-name="P3"><text:span text:style-name="T1">斯里蘭卡衝突結束 美表歡迎 歐盟籲獨立調查</text:span><text:span text:style-name="T3"><text:line-break/></text:span><text:span text:style-name="T1">2009/05/19 11:06 中央社</text:span><text:span text:style-name="T3"><text:line-break/></text:span><text:span text:style-name="T1">===================================</text:span></text:p>
      <text:p text:style-name="P3"><text:span text:style-name="T1">（中央社斯里蘭卡可倫坡2009年5月18日法新電）在擊敗斯里蘭卡叛軍「坦米爾伊蘭解放之虎組織」（Liberation Tigers of Tamil Eelam, LTTE）及擊斃其首腦後，斯里蘭卡政府今天宣布終止數十年和叛軍的衝突。</text:span></text:p>
      <text:p text:style-name="P3"><text:span text:style-name="T1">美國對這項消息表示歡迎，但歐洲聯盟呼籲針對違反人權部分進行獨立調查。</text:span></text:p>
      <text:p text:style-name="P3"><text:span text:style-name="T1">據聯合國指出，斯里蘭卡政府勝利喜悅的時刻，付出的代價是數千名遭砲火攻擊死亡的無辜生命。聯合國人權團體現在要求進行戰犯調查。</text:span></text:p>
      <text:p text:style-name="P3"><text:span text:style-name="T1">而唯一中立團體，獲准在戰區服務的國際紅十字會形容該區情況是「令人難以想像的人類大災難。」</text:span></text:p>
      <text:p text:style-name="P3"><text:span text:style-name="T1">人權團體、救援組織及記者都不能自由進出北部區域。</text:span></text:p>
      <text:p text:style-name="P3"><text:span text:style-name="T1">聯合國秘書長潘基文辦公室指出，潘基文考慮前往斯里蘭卡，但未確定本週是否成行。</text:span></text:p>
      <text:p text:style-name="P3"><text:span text:style-name="T1">在此同時，數百名坦米爾移民今天聚集在美國白宮前，高喊「歐巴馬總統，你是我們唯一的希望」，要求美國總統歐巴馬對斯里蘭卡施壓，結束島上的「集體屠殺」。</text:span></text:p>
      <text:p text:style-name="P3"><text:span text:style-name="T1">當局指出，在日內瓦聯合國大樓前，數百名群眾呼籲外國干預斯里蘭卡，過程中和警方發生衝突。</text:span></text:p>
      <text:p text:style-name="P3"><text:span text:style-name="T1">而在英國，警方指出，約有2500名坦米爾人今天聚集在英國國會大廈前，抗議他們所指斯里蘭卡軍隊對其人民「大屠殺」。（譯者：陳蓉）980519</text:span></text:p>
      <text:p text:style-name="P1"><text:span text:style-name="T1">張澈 | 2009.05.19 01:06 | </text:span><text:span text:style-name="T2">#</text:span></text:p>
      <text:p text:style-name="P2"><text:span text:style-name="T1">說真的, 您所接觸到的台灣各"界"的窩囊不正直, 大陸恐怕有過之而無不及, 連日常生活都會發生一堆令人無言的事, 您要是生活在此恐怕會碰到更多秀才遇到兵的狀況.</text:span></text:p>
      <text:p text:style-name="P2"><text:span text:style-name="T1">這就好像地獄有深淺, 相較之下, 台灣社會可能算上層的, 當你去過下面再回來上面, 就好像回到天堂似的了...</text:span></text:p>
      <text:p text:style-name="P1"><text:span text:style-name="T1">陳真 | 2009.05.18 22:55 | </text:span><text:span text:style-name="T2">#</text:span></text:p>
      <text:p text:style-name="P3"><text:span text:style-name="T1">我記得你啊 歡迎歸來</text:span></text:p>
      <text:p text:style-name="P3"><text:span text:style-name="T1">請問台灣哪一點可愛呢? (純粹問句) 這是一句反駁嗎? (純粹問句,if yes,反駁我什麼呢)</text:span></text:p>
      <text:p text:style-name="P3"><text:span text:style-name="T1">我還不曾覺得世界上會有哪個地方的什麼事是可以用可愛來形容的 花很可愛 貓狗很可愛 某些人長得很可愛 小朋友很可愛 山水很可愛 有生命的東西才有可不可愛的問題 台灣可愛個啥?</text:span></text:p>
      <text:p text:style-name="P3"><text:span text:style-name="T1">在台灣 政界醫界學界進步界知識界文化界社運界影藝界等等等 凡是有個界字的 窩囊虛榮十分不正直 只能以00xx形容之 而且 此一現象 舉世並 "不" 皆然</text:span></text:p>
      <text:p text:style-name="P1"><text:span text:style-name="T1">張澈 | 2009.05.18 19:59 | </text:span><text:span text:style-name="T2">#</text:span></text:p>
      <text:p text:style-name="P2"><text:span text:style-name="T1">Hi, 陳兄</text:span></text:p>
      <text:p text:style-name="P2"><text:span text:style-name="T1">好久不見,不知還記得小弟否?</text:span><text:span text:style-name="T3"><text:line-break/></text:span><text:span text:style-name="T1">預定本月底離職自大陸返台. 從前覺得台灣處處不是, 經過這二年反而感覺台灣還算可愛得多.</text:span></text:p>
      <text:p text:style-name="P1"><text:span text:style-name="T1">陳真 | 2009.05.18 18:10 | </text:span><text:span text:style-name="T2">#</text:span></text:p>
      <text:p text:style-name="P3"><text:span text:style-name="T1">一封給醫院同事的回信 媽的 跟綠色人渣黨扯上關係真是可悲 跳到黃河也洗不清這樣的汙穢</text:span></text:p>
      <text:p text:style-name="P3"><text:span text:style-name="T1">=================</text:span><text:span text:style-name="T3"><text:line-break/></text:span><text:span text:style-name="T1">不好意思 在英國學校的圖書館打中文很難用標點符號 所以我就直接跳過</text:span><text:span text:style-name="T3"><text:line-break/><text:line-break/></text:span><text:span text:style-name="T1">遊行? 我怎麼會參加這種綠色生物的遊行? 我不認識半個藍的 但我認識幾乎所有綠的 我不是藍 但我絕對反綠 而且已經反了至少十年 對綠營可說深惡痛絕 這些剽竊革命成果的檯面上的人渣 以及檯面下搖旗吶喊的混蛋 我說不出心中對這些人的厭惡和不屑 什麼人權什麼弱勢非武力 我真的會吐</text:span><text:span text:style-name="T3"><text:line-break/><text:line-break/></text:span><text:span text:style-name="T1">不好意思 或許妳挺綠或支持他們的活動 但就算把我殺了 砍成一段一段 我也絕不跟這些人渣沾上任何一點邊 雖然檯面上這些人我幾乎都認識 正因為認識 所以我知道他們是人渣 至於檯面下那些搖旗吶喊甚至喊打喊殺整天講藍綠整天操弄邪惡的族群語言的支持者或那些跟著一起吃香喝辣的親綠文人 這些人的品性當然又更差了 (我當然不是說每一個 但例外很少見就是了)</text:span><text:span text:style-name="T3"><text:line-break/><text:line-break/></text:span><text:span text:style-name="T1">現在的人看過去比方說二三十年前的政治現象感到很不可思議 怎麼世界上會有這麼骯髒這麼可怕的事 可是 我敢說 再過個同樣是二三十年 當人們再回顧眼前這段綠色政治 肯定也會覺得很不可思議 怎麼世界上會有這麼卑劣下流的一種政治勢力或政治現象</text:span><text:span text:style-name="T3"><text:line-break/><text:line-break/></text:span><text:span text:style-name="T1">黨外時期 大家拼命跟黨外撇清關係 改朝換代後 人們卻努力說自己其實當年就跟黨外多麼有關係 其實全是胡扯 我想以後也一樣 若干年後 人們大概也會努力撇清自己和這樣一種政治勢力或政治現象的關係 可是事實上他們頂多只是默不吭聲 他們從來都不是一個貨真價實的反對者 就好像黨外其實就那麼一小撮人 但現在卻講得好像大家當年全是黨外 甚至藉此撈取各種好處 其實全是胡扯</text:span></text:p>
      <text:p text:style-name="P3"><text:span text:style-name="T1">連撒嬌式的學生 "抗議" 活動被黨外雜誌報導一下就威脅要翻臉的羅文嘉 竟然現在也變成黨外了 甚至還要來個什麼二次黨外運動的再現 真不可思議</text:span></text:p>
      <text:p text:style-name="P3"><text:span text:style-name="T1">總之 拜託各位同事別再污衊我的人格了 我是老黨外 民進黨建黨黨員 但已正式退黨 15年 非正式退黨 22 年 跟這個人渣黨幹上已經至少十年 別再說我是綠的了</text:span></text:p>
      <text:p text:style-name="P3"><text:span text:style-name="T1">陳真 2009 5 18</text:span></text:p>
      <text:p text:style-name="P1"><text:span text:style-name="T1">陳真 | 2009.05.16 18:21 | </text:span><text:span text:style-name="T2">#</text:span></text:p>
      <text:p text:style-name="P2"><text:span text:style-name="T1">謝謝李同學 大陸方面我就鞭長莫及了</text:span></text:p>
      <text:p text:style-name="P2"><text:span text:style-name="T1">還有 李同學 你方便5月23日下午五點半以後約個地方大家一起吃個飯嗎? 不勉強 若真的不想也沒關係 反正跟我們碰面也挺無聊的 只是你來敝站一轉眼也已經從國高中生變大學生了 總該見個面</text:span></text:p>
      <text:p text:style-name="P2"><text:span text:style-name="T1">人光是靠網路溝通是很抽象而失真的 其他一些潛水夫 其實也該冒出頭來呼吸點新鮮空氣 一起在陽光下共商拯救世界的計劃</text:span></text:p>
      <text:p text:style-name="P2"><text:span text:style-name="T1">不好意思 從國外打字很難使用標點符號</text:span></text:p>
      <text:p text:style-name="P2"><text:span text:style-name="T1">標點符號聽說是陳匪獨秀發明或提倡的 愛台灣的人豈可用之</text:span></text:p>
      <text:p text:style-name="P1"><text:span text:style-name="T1">李秉叡 | 2009.05.16 08:29 | </text:span><text:span text:style-name="T2">#</text:span></text:p>
      <text:p text:style-name="P3"><text:span text:style-name="T1">陳真先生您好，我到外交部查過了，緬甸政府並沒有在台灣設任何辦事處，不過如果您不介意的話，這裡有緬甸駐中華人民共和國大食館的相關資料，請參考看看：</text:span></text:p>
      <text:p text:style-name="P3"><text:span text:style-name="T1">该国驻我外交机构信息</text:span><text:span text:style-name="T3"><text:line-break/><text:line-break/></text:span><text:span text:style-name="T1">大　　使：吴登伦 （U Thein Lwin）。</text:span></text:p>
      <text:p text:style-name="P3"><text:span text:style-name="T1">办 公 处：东直门外大街6号</text:span></text:p>
      <text:p text:style-name="P3"><text:span text:style-name="T1">Chancery：No. 6, Dong Zhi Men Wai Da Jie, Chaoyang District</text:span></text:p>
      <text:p text:style-name="P3"><text:span text:style-name="T1">电　　话（Tel）：65320359 65320360 65320351 65321624（武官）</text:span></text:p>
      <text:p text:style-name="P3"><text:span text:style-name="T1">传　　真（Fax）：65320408（使馆） 65321447（武官）</text:span></text:p>
      <text:p text:style-name="P3"><text:span text:style-name="T1">电子邮件（E-mail）：info@myanmarembassy.com</text:span><text:span text:style-name="T3"><text:line-break/><text:line-break/></text:span><text:span text:style-name="T1">資料來源：http://www.fmprc.gov.cn/chn/pds/gjhdq/gj/yz/1206_23/1206x1/</text:span><text:span text:style-name="T3"><text:line-break/></text:span></text:p>
      <text:p text:style-name="P1"><text:span text:style-name="T1">陳真 | 2009.05.15 20:46 | </text:span><text:span text:style-name="T2">#</text:span></text:p>
      <text:p text:style-name="P2"><text:span text:style-name="T1">有誰知道緬甸軍政府有無駐台機構? 包括電話網址及地址.</text:span></text:p>
      <text:p text:style-name="P1"><text:span text:style-name="T1">陳真 | 2009.05.15 20:27 | </text:span><text:span text:style-name="T2">#</text:span></text:p>
      <text:p text:style-name="P3"><text:span text:style-name="T1">緬甸軍政府大概是目前全世界最獨裁最貪婪的一個政權,二十年來,他們永遠都能自編自導自演找到理由監禁翁山蘇姬,不管那些理由多荒謬或多麼明顯純粹是自己一手導演.</text:span></text:p>
      <text:p text:style-name="P3"><text:span text:style-name="T1">=================</text:span><text:span text:style-name="T3"><text:line-break/></text:span><text:span text:style-name="T1">法新社</text:span></text:p>
      <text:p text:style-name="P3"><text:span text:style-name="T1">美訪客闖入住處 翁山蘇姬遭緬甸軍政府起訴</text:span></text:p>
      <text:p text:style-name="P3"><text:span text:style-name="T1">更新日期:2009/05/14 17:35 蔡和穎</text:span><text:span text:style-name="T3"><text:line-break/><text:line-break/></text:span><text:span text:style-name="T1">（法新社仰光14日電） 緬甸軍事執政團今天正式起訴民運領袖翁山蘇姬，指控她違反軟禁條款，因為一名美國男子泳渡她家前面的湖，闖入她的住處。</text:span></text:p>
      <text:p text:style-name="P3"><text:span text:style-name="T1">63歲的反對黨領袖翁山蘇姬將在18日接受審判。批評者表示，這是執政將領試圖延長她的軟禁期限的藉口。最新軟禁期限原將在不到兩週後到期。</text:span></text:p>
      <text:p text:style-name="P3"><text:span text:style-name="T1">翁山蘇姬是諾貝爾和平獎得主，她和兩名女傭被警方從住處火速帶往仰光附近惡名昭彰的音山（Insein）監獄，並在幾個小時後接受監獄法庭審訊。過去20年，翁山蘇姬大部份時間都被軟禁在她的住所。</text:span></text:p>
      <text:p text:style-name="P3"><text:span text:style-name="T1">她的律師拉妙敏（Hla Myo Myint）表示，當局已根據「維護國家免於顛覆分子破壞的法律」，起訴翁山蘇姬和她兩名女傭。</text:span></text:p>
      <text:p text:style-name="P3"><text:span text:style-name="T1">拉妙敏說，翁山蘇姬和兩名女傭面臨3至5年的刑期。這將使翁山蘇姬因入獄而在明年大選缺席，軍事執政團曾表示，它將履行長久以來的諾言，在明年舉行新的選舉。</text:span></text:p>
      <text:p text:style-name="P3"><text:span text:style-name="T1">他也表示，美籍男子耶托（John Yettaw）也因違反安全法和移民規章而遭到起訴。耶托潛入翁山蘇姬嚴禁訪客的住屋，並在那裡停留兩天後於上周被捕。（譯者：蔡和穎）</text:span></text:p>
      <text:p text:style-name="P4"/>
      <text:p text:style-name="P1"><text:span text:style-name="T1">陳真 | 2009.05.14 18:51 | </text:span><text:span text:style-name="T2">#</text:span></text:p>
      <text:p text:style-name="P2"><text:span text:style-name="T1">還真巧,帖子才剛貼上,就接到翠容的電話,我趕緊衝出圖書館外打回去給她. 她也跟學姐連繫上了,謝謝何力老弟託她帶來的CD.</text:span></text:p>
      <text:p text:style-name="P1"><text:span text:style-name="T1">陳真 | 2009.05.14 18:38 | </text:span><text:span text:style-name="T2">#</text:span></text:p>
      <text:p text:style-name="P3"><text:span text:style-name="T1">何力,在你寫出音樂前,我似乎就已聽到你心裏的旋律,而且,至少在聽到這無形的曲子的這一刻,我感覺自己彷彿也瞬間變成了一個好人. 至少在這一刻是好人.</text:span></text:p>
      <text:p text:style-name="P3"><text:span text:style-name="T1">就算一頭牛,對牠彈琴還是有感覺的,只是牛只會哞哞哞唱不了歌,但牠或許心裏仍然有著某種音樂.</text:span></text:p>
      <text:p text:style-name="P3"><text:span text:style-name="T1">我不想說所有人也是這樣,因為我有時候總覺得一些行事卑鄙齷齪下流無恥惡劣變態邪惡的混蛋心裏頭似乎只有某種政治吆喝而無人性樂章.</text:span></text:p>
      <text:p text:style-name="P3"><text:span text:style-name="T1">我幾天前回到英國,只能用圖書館的電腦,打中文很不容易.</text:span></text:p>
      <text:p text:style-name="P3"><text:span text:style-name="T1">把我的手機號碼後面最後一個字從 5 改成 1 就是學姐的號碼. 歡迎翠容來台,學姐在台北,若不嫌棄或行程不匆忙的話,不妨給學姐一個電話.</text:span></text:p>
      <text:p text:style-name="P3"><text:span text:style-name="T1">劍橋這裏是陽光清晨,夜和星星則在諸位那一頭,晚安...(看吧!我跟學姐說,我只要一回到英國,少了某種顏色或某種品味的心靈污染,凶性就會減少許多--我這樣說,愛台灣的人肯定聽了又不爽說不定又要害人了,但這是實話,在台灣,我總感覺自己像頭獵物而四周全是獵人,無語問蒼天不斷練忍功是最常有的一種心情.)</text:span></text:p>
      <text:p text:style-name="P1"><text:span text:style-name="T1">怡靜 | 2009.05.14 18:12 | </text:span><text:span text:style-name="T2">#</text:span></text:p>
      <text:p text:style-name="P2"><text:span text:style-name="T1">大陸amazon(美國amazon收購以前的卓越網路書店所成立的）有得買何力的這張專輯</text:span></text:p>
      <text:p text:style-name="P5"><text:a xlink:type="simple" xlink:href="http://www.amazon.cn/mn/detailApp?qid=1242291972&amp;ref=SR&amp;sr=13-1&amp;uid=475-8169055-9516168&amp;prodid=bkmu902540"><text:span text:style-name="T1">何力:65亿分之1的诗与歌(CD)</text:span></text:a></text:p>
      <text:p text:style-name="P1"><text:span text:style-name="T1">何力 | 2009.05.14 14:10 | </text:span><text:span text:style-name="T2">#</text:span></text:p>
      <text:p text:style-name="P3"><text:span text:style-name="T1">看到兄长留言，禁不住胸中汹涌澎湃，我们</text:span><text:span text:style-name="T4">迟</text:span><text:span text:style-name="T1">早会见面。唱片终于出版，演出也就多一点了，唱着、唱着、唱着……终有一天我想就能见到兄长和学姐了……翠容想必这几天就会去台湾，我已将兄长的电话给她……保重！</text:span></text:p>
      <text:p text:style-name="P1"><text:span text:style-name="T1">陳真 | 2009.05.13 20:56 | </text:span><text:span text:style-name="T2">#</text:span></text:p>
      <text:p text:style-name="P2"><text:span text:style-name="T1">我把這篇給貼上首頁的若雪書信集.</text:span></text:p>
      <text:p text:style-name="P2"><text:span text:style-name="T1">不知何時能跟何力見上一面...</text:span></text:p>
      <text:p text:style-name="P1"><text:a xlink:type="simple" xlink:href="http://palinfo.habago.org/mt-comments.cgi?__mode=red&amp;id=17749"><text:span text:style-name="T2">gechangrachel</text:span></text:a><text:span text:style-name="T1"> | 2009.05.11 17:58 | </text:span><text:span text:style-name="T2">#</text:span></text:p>
      <text:p text:style-name="P3"><text:span text:style-name="T1">触动心灵的歌声</text:span></text:p>
      <text:p text:style-name="P3"><text:span text:style-name="T1">■李广平</text:span><text:span text:style-name="T3"><text:line-break/><text:line-break/><text:line-break/><text:line-break/><text:line-break/><text:line-break/></text:span><text:span text:style-name="T1">最近这段时间，我都在反复聆听一张民谣歌曲唱片——维吾尔族歌手何力词曲、演唱的他历经艰辛刚刚出版的首张专辑：《65亿分之一的诗与歌》。这是一张制作简陋、编曲简洁、演唱简单的专辑，而且只有七首歌曲！然而我感到沉重、压抑、受伤——是的，这张</text:span><text:span text:style-name="T4">远</text:span><text:span text:style-name="T1">离流行、</text:span><text:span text:style-name="T4">远</text:span><text:span text:style-name="T1">离我们期望中的民谣、一点也不“摇滚”的专辑，却深深打动了我，让我欲言又止、欲哭无泪，让我体会到一个“我向着我的灵魂，唱出内心的歌谣”的、几乎疯狂歌唱的诗人的魅力。</text:span></text:p>
      <text:p text:style-name="P3"><text:span text:style-name="T1">手工心血音乐，来自心灵“发烧”状态的歌声——这是我最初的听后印象。我认识的何力，不混流行圈、不混摇滚圈、也不混民谣圈，他独自一人，在北京西五环外的一个农家小院子里，在新疆、在西安、在云南，独自用他自己的心血、心魂、心泪，写下一大批诗词和歌曲，迫于生存压力，只能制作七首歌曲，制作周期长达八年；然而这是多么精美的“手工艺品”！何力自己作词、作曲、编曲、演奏吉他，邀请他维吾尔族的同行演奏萨他尔、都它尔、手鼓、大提琴、小提琴以及各种打击乐器，所以这张专辑充满了人的精气神！每个音都是用心打磨出来的晶莹的手工结晶品，朴实、饱满、散发出一种独特的汗水和泪水混合的芬芳味道！这些歌曲</text:span><text:span text:style-name="T4">远</text:span><text:span text:style-name="T1">离工业化生产线的腥臭的电子味，没有你意想中的塑料花瓣虚美的光环，却有你想不到的温馨的爱的灌注，压抑而朴实的深情表白，平淡无事的悲剧叙述和撕心裂肺的灵魂呐喊。他唱《飞鸟的情歌》：“姑娘/你是一双眼睛/我是你眼里的泪珠/姑娘/我是一只飞鸟/你是我栖息的森林/只有世上没有悲伤/眼睛和泪珠才不会分离/只要狂风继续做浪/人的一生就不会停止飞翔。”这些深情的歌吟，只有大提琴的伴奏，又有何妨？从录音的角度来说，新疆美丽的弹拨乐器，听来完全和我们熟悉的电声音乐迥异，实在别有意味。</text:span></text:p>
      <text:p text:style-name="P3"><text:span text:style-name="T1">抵达灵魂的歌谣——这是我的第二印象。我听完歌曲后，打电话给何力，问他猜猜我最喜欢哪首歌曲？他脱口而出：“是《独自一人》吧？”真是惊人的默契！其实，从第一首歌曲《兄弟》开始，何力就关注人与人的精神、信仰，在人与动物、人与自然的关系中思考、表达、歌唱，他用拟人的手法，虔诚、宁静、温和地与土地、天空、人的内心对话，把自己关于宗教与哲学的思考，用清新质朴的诗句和旋律演唱出来。只有在《独自一人》中，他才有一次悲绝的呐喊：“独自一人在无奈中绝望/你的美丽激起我作为一个人一生中所有的希望/独自一人在麻木中绝望/你的柔情融化我体内所有金属垃圾石头彷徨”！紧接着的独白撼人心魄：我写下这些诗歌，请允许我献给你们，“那些像一粒大米、一块土豆、一双鞋一样活着的人；还有那些像一棵树、一座山、一束光一样不朽的人”；听到这里，我已经饱含泪水，感受到何力的虔敬与悲悯，当他继续说：“因为这一切都和你所爱的人有关，因为这一切都是为了人；愿主赐福我们所有的人，让这个世界充满和平，充满祥和的爱”的时候，我终于让自己久违的泪水流了出来，多少年了，我以为自己铁石心肠，以为自己已经被职业生涯麻木干枯的心，真的开始崩裂了，有一种超乎寻常的光让我的眼睛焕然一新。</text:span></text:p>
      <text:p text:style-name="P3"><text:span text:style-name="T1">向着现实歌唱——我的第三印象。和国内大部分歌手不同，也许因为何力来自新疆这块多民族、多元文化交融的亚洲腹地的缘故，他对宗教冲突、文化沟通、人类的生存境遇与现实，倾注了极为关切的目光，他深入思考这些问题，化作自己创作的题材与灵感，因此他的歌曲注定与别人不同，有着何力式的忧愤与悲悯。比如《若雪之歌》，也许是全中国乃至世界上都是独一的歌曲。这是一首关于巴以冲突的叙事歌曲：若雪是一位来自美国的“国际团结运动”组织的非武力志愿者，2003年3月16日她在加沙保护一位巴勒斯坦医生（及太太和三个小孩）的住家不被以色列摧毁时，遭以色列推土机碾死；因为她的死，她写给父母的家信被网友译成中文后在网络流传。何力创作的这首《若雪之歌》，以充沛的激情，悲壮的音调和简洁的音乐语言，饱含苦难与忍受的同情心，叙说了这个噩梦般的故事。何力唱道：“这个星球上爱你的人/在你心中种下了善良和光芒/那些你用心爱着的人/就能收获幸福和阳光；为了这一生的岁月/为了这沉默和歌唱/就让我唱一支歌谣/唱给欢乐也唱给悲伤”！何力把自己看作是若雪这样的人的“相濡以沫的朋友”，也是正义和公义的朋友，所以他才会给为和平事业献出生命的若雪唱一首如此深情、撼人心魄的歌谣。据说何力这首歌曲在香港演唱时掌声最为热烈，可见在沉默的人群中，许多人还是选择了同何力一起歌唱的！</text:span></text:p>
      <text:p text:style-name="P3"><text:span text:style-name="T1">何力站在中国北京的一个角落，用全人类的“65亿分之一”的歌唱，“抵达”了许多歌手一辈子也无法抵达的境界；他是我们这个时代优秀的抒情歌者，穿过黑夜、穿过岁月的颠簸和人类的孤独，像一只飞鸟，飞向那鲜花盛开的地方。</text:span></text:p>
      <text:p text:style-name="P3"><text:span text:style-name="T1">图文地址：</text:span><text:span text:style-name="T3"><text:line-break/></text:span><text:span text:style-name="T1">http://newepaper.bjd.com.cn/bjrb/html/2009-05/11/content_144663.htm</text:span><text:span text:style-name="T3"><text:line-break/></text:span></text:p>
      <text:p text:style-name="P1"><text:span text:style-name="T1">陳真 | 2009.05.10 04:11 | </text:span><text:span text:style-name="T2">#</text:span></text:p>
      <text:p text:style-name="P2"><text:span text:style-name="T1">正確數字是超過一百人,其中許多是平民,但我想這類數字往往低估,這指的都只是尋獲的屍體數目,不包括失蹤但實際上仍壓在瓦礫堆底下的死者,美國對此表示 "遺憾".</text:span></text:p>
      <text:p text:style-name="P2"><text:span text:style-name="T1">這樣的新聞已經不算是新聞了,而是三天兩頭就會發生的事,只是因為歐巴馬剛上任,所以平民傷亡事件又彷彿有了新聞價值,其實平常西方媒體連報導也懶得報了.</text:span></text:p>
      <text:p text:style-name="P2"><text:span text:style-name="T1">今天若是在美國一下就幹掉一百個美國人,大概又要搞得舉世同悲. 但若在阿富汗或伊拉克或其它非白人地區,打死一百個人就跟踩死一百隻螞蟻沒兩樣.</text:span></text:p>
      <text:p text:style-name="P2"><text:span text:style-name="T1">可怕的不是傷亡本身,可怕的是久而久之人們對生命失去了感覺,而且,往往就跟記者一樣,對生命採取一種 "新聞" 角度來品味,彷彿一個個生命本身沒有價值,是 "新聞性" 使之有價值. 裏頭甚至蘊涵著一種心態,彷彿白人特別是美國人的命比較高級;其他人死了就死了,白人死了彷彿就得草木同悲.</text:span></text:p>
      <text:p text:style-name="P2"><text:span text:style-name="T1">最近緊急送家中長輩去台南成大急診室,半夜裏只有我一個人在病床邊,在治療和換藥過程中不慎尿濕了整個床單,我跑去跟一位正在寫護理記錄看起來年紀很輕的護士小姐說: "我一個人不容易換床單和尿布,能幫我個忙嗎?" 她連頭也不抬起來,大聲說: "你沒看到我在忙嗎?"</text:span></text:p>
      <text:p text:style-name="P2"><text:span text:style-name="T1">本想繼續問說那我需要等多久呢? 你得忙多久? 十分鐘或一小時?! 但我看她那麼兇,怕激怒她會對我爸不利,只好忍耐,任其 "嗆秋".</text:span></text:p>
      <text:p text:style-name="P2"><text:span text:style-name="T1">跟台大一樣,成大也是整天喊什麼醫學倫理,牆上也是寫一堆口號,挺諷刺的,因為我的多次送醫經驗都不是像牆上寫的那樣溫柔婉約赴湯蹈火. 比方說你問醫生問題,往往不正視你一眼,甚至連頭也不抬起來,繼續寫他的病歷,對著病歷紙彷彿很不情願地漫不經心地回答幾句.</text:span></text:p>
      <text:p text:style-name="P2"><text:span text:style-name="T1">這樣的態度,自然就會使人就算有問題也不敢問你,問了若還是不懂更不敢再問,怕萬一惹你不爽會連累生病的家人.</text:span></text:p>
      <text:p text:style-name="P2"><text:span text:style-name="T1">可是,一個醫護人員應該盡量讓病人或家屬多多問話都來不及了,怎麼反而是擺出一種高不可攀的姿態讓人不敢多問?</text:span></text:p>
      <text:p text:style-name="P2"><text:span text:style-name="T1">奇美醫院也一樣,甚至我有過幾次照顧家人的經驗,差點刺激我興起寫作驚悚小說的靈感. 我想我若在醫院多待個幾個月當病患家屬,恐怕真的會成為驚悚小說家,彷彿每個醫療環節都漏洞百出,醫護人員根本不會為你打算,因此,你若不在一旁仔細顧好每個環節,生病的家人不知道要平白承受多少痛苦或風險.</text:span></text:p>
      <text:p text:style-name="P2"><text:span text:style-name="T1">當然,一定又會有人說,這只是少數不肖醫護人員,但誰會管你這是少數或多數? 世上搶匪肯定也只是少數,但你月黑風高走在街上,照樣還是會擔心包包被搶不是嗎?</text:span></text:p>
      <text:p text:style-name="P2"><text:span text:style-name="T1">萬一真的被搶了,你開始罵大街,旁人這時難道應該對你說: 好了,別罵了,搶匪只是少數.</text:span></text:p>
      <text:p text:style-name="P2"><text:span text:style-name="T1">老鼠屎也是少數,難道老鼠屎會比粥還多? 但只要一顆屎就足以毀掉一鍋粥.</text:span></text:p>
      <text:p text:style-name="P2"><text:span text:style-name="T1">我一般都是萬不得已,怕真的會對家人不利時,我才會跟對方亮身份說我也是醫生,否則我並不希望要求一種被當 "人" 看待的 "特權". 這不應該是一種特權,這只是一種人之常情所應有的待遇.</text:span></text:p>
      <text:p text:style-name="P2"><text:span text:style-name="T1">有人說,那是因為醫生護士太累了,可是,醫護再累總有下班的一刻,會累過全年無休往往身心交瘁的家屬嗎? 再說,再怎麼累也不需要擺起架子或晚娘臉孔.</text:span></text:p>
      <text:p text:style-name="P2"><text:span text:style-name="T1">有一次,我實在受不了,於是就對著一個當我問話他連頭都不抬起來的醫生說我的身份,他馬上從座位上像裝了彈簧一樣跳起來,畢恭畢敬地有問必答. 可是,他要是能對所有家屬都這麼誠惶誠恐,那該有多好!</text:span></text:p>
      <text:p text:style-name="P1"><text:span text:style-name="T1">智巽 | 2009.05.10 00:31 | </text:span><text:span text:style-name="T2">#</text:span></text:p>
      <text:p text:style-name="P3"><text:span text:style-name="T3"><text:line-break/></text:span><text:span text:style-name="T1">最近又傳出聯軍在阿富汗的轟炸導致平民及兒童死傷慘重..</text:span></text:p>
      <text:p text:style-name="P6"><text:span text:style-name="T1"/></text:p>
      <text:p text:style-name="P3"><text:span text:style-name="T1">紅十字會證實 聯軍炸死阿富汗數十人含平民</text:span><text:span text:style-name="T3"><text:line-break/></text:span><text:span text:style-name="T1">更新日期:2009/05/07 04:34</text:span><text:span text:style-name="T3"><text:line-break/></text:span><text:span text:style-name="T1">------------------------------------------</text:span><text:span text:style-name="T3"><text:line-break/></text:span><text:span text:style-name="T1">（中央社記者周盈成日內瓦6日專電）阿富汗西部傳出美國所領導聯軍前天空襲造成大量平民傷亡事件，紅十字國際委員會（ICRC）前往當地調查後今天指出，有數十人死亡。</text:span></text:p>
      <text:p text:style-name="P3"><text:span text:style-name="T1">ICRC在聲明中說，在法拉省（Farah）的事發現場，確實死亡人數不詳，粗估數十人，其中含婦女和小孩。當地人並向ICRC人員說，在這支調查隊伍於昨天下午到達前，有些死者就已被掩埋。</text:span></text:p>
      <text:p text:style-name="P3"><text:span text:style-name="T1">據ICRC駐阿富汗首都喀布爾的代表史托克（RetoStocker）指出，死者中包括一名阿富汗紅新月會志工以及他的13名家人。</text:span></text:p>
      <text:p text:style-name="P3"><text:span text:style-name="T1">史托克說，前天當阿富汗政府軍加聯軍正和叛軍激烈交戰時，當地部落長老打電話向ICRC告知平民死傷情形，並請求援助。ICRC立即聯絡交戰各方，警告勿傷害平民。</text:span></text:p>
      <text:p text:style-name="P3"><text:span text:style-name="T1">ICRC表示，它不知道空襲發生時，目標房屋裡面和附近是否有叛軍，但強調，「我們關切阿富汗已有太多太多平民在空襲和自殺炸彈事件中喪生」。</text:span></text:p>
      <text:p text:style-name="P3"><text:span text:style-name="T1">ICRC並計畫盡快對逃離該區的人民提供基本生活所需物資。980506</text:span></text:p>
      <text:p text:style-name="P6"><text:span text:style-name="T1"/></text:p>
      <text:p text:style-name="P6"><text:span text:style-name="T1"/></text:p>
      <text:p text:style-name="P3"><text:span text:style-name="T3"><text:line-break/></text:span><text:span text:style-name="T1">美阿富汗戰事支出 明年首度超越伊拉克戰費</text:span><text:span text:style-name="T3"><text:line-break/></text:span><text:span text:style-name="T1">更新日期:2009/05/08 18:35 張佑之</text:span><text:span text:style-name="T3"><text:line-break/></text:span><text:span text:style-name="T1">--------------------------------------------</text:span><text:span text:style-name="T3"><text:line-break/></text:span><text:span text:style-name="T1">（法新社華盛頓7日電） 美國國防部預算文件今天顯示，阿富汗戰事的支出2010年將首次超越伊拉克戰費。</text:span></text:p>
      <text:p text:style-name="P3"><text:span text:style-name="T1">白宮在基本國防預算5337億美元之外，現正要求為海外作戰任務追加1300億美元經費，包括分別用於阿富汗和伊拉克的650億美元和610億美元在內。</text:span></text:p>
      <text:p text:style-name="P3"><text:span text:style-name="T1">美國參謀首長聯席會議兵力結構主任史坦利（Steve Stanley）中將說：「在這項要求下，各位首先會發現，不僅是經費和資源，即連戰力都將由伊拉克戰區轉移到阿富汗戰區。」</text:span></text:p>
      <text:p text:style-name="P3"><text:span text:style-name="T1">目前駐紮在伊拉克的美軍約有13萬6000人，但預定要在2011年底之前，逐漸撤出，以遵守美國和伊拉克當局2008年所簽定的安全條約。</text:span></text:p>
      <text:p text:style-name="P3"><text:span text:style-name="T1">美國在撤軍伊拉克的同時，將在阿富汗擴增兵力，預定將在今年底前，達到6萬8000人。（譯者：張佑之）</text:span></text:p>
      <text:p text:style-name="P1"><text:a xlink:type="simple" xlink:href="http://palinfo.habago.org/mt-comments.cgi?__mode=red&amp;id=17713"><text:span text:style-name="T2">柳春春阿忠</text:span></text:a><text:span text:style-name="T1"> | 2009.05.06 14:59 | </text:span><text:span text:style-name="T2">#</text:span></text:p>
      <text:p text:style-name="P2"><text:span text:style-name="T1">測試： s i t e</text:span><text:span text:style-name="T3"><text:line-break/></text:span><text:span text:style-name="T1">結果：要分開加空格才行。</text:span><text:span text:style-name="T3"><text:line-break/></text:span><text:span text:style-name="T1">Comment Submission Error</text:span><text:span text:style-name="T3"><text:line-break/></text:span><text:span text:style-name="T1">Your comment submission failed for the following reasons:</text:span><text:span text:style-name="T3"><text:line-break/></text:span><text:span text:style-name="T1">Your comment could not be submitted due to questionable content: s i t e</text:span><text:span text:style-name="T3"><text:line-break/></text:span><text:span text:style-name="T1">Please correct the error in the form below, then press Post to post your comment.</text:span></text:p>
      <text:p text:style-name="P2"><text:span text:style-name="T1">特殊關鍵字會擋下，我想是因為有些SPAM留言裏面通常都有那些關鍵字。</text:span></text:p>
      <text:p text:style-name="P1"><text:span text:style-name="T1">陳真 | 2009.05.06 13:53 | </text:span><text:span text:style-name="T2">#</text:span></text:p>
      <text:p text:style-name="P3"><text:span text:style-name="T1">我們這網站很怪,不但不能 fuck,而且連一些毫無特殊意義的字眼例如 s i t e 也不允許出現,所以我只好一律把s i t e 給改成s i t e 或 si...te或其它才能貼上. s i t e 一字有啥問題?</text:span></text:p>
      <text:p text:style-name="P1"><text:span text:style-name="T1">陳真 | 2009.05.06 13:49 | </text:span><text:span text:style-name="T2">#</text:span></text:p>
      <text:p text:style-name="P2"><text:span text:style-name="T1">今天半島的新聞,聯合國發表調查報告指出,以色列不但 "刻意攻擊" 聯合國的救援單位如醫療中心或學校,而且不斷犯下同樣的罪行,並行使不合比例的武力殺戮,以平民為攻擊對象,甚至在攻擊聯合國的單位與人員及一般平民或病患與小孩之後,經提出抗議,遲至兩小時後才停止攻擊. 在整個侵略迦薩行動中,估計殺害1400名巴人,其中包括 400名小孩. 以色列這一邊則一共13人死亡,其中10人為軍人,3位平民.</text:span></text:p>
      <text:p text:style-name="P2"><text:span text:style-name="T1">以色列對此一調查報告,嗤之以鼻(snub)...</text:span></text:p>
      <text:p text:style-name="P2"><text:span text:style-name="T1">陳真</text:span></text:p>
      <text:p text:style-name="P2"><text:span text:style-name="T1">===================</text:span><text:span text:style-name="T3"><text:line-break/></text:span><text:span text:style-name="T1">Source: Al Jazeera and agencies</text:span></text:p>
      <text:p text:style-name="P2"><text:span text:style-name="T1">Wednesday, May 06, 2009</text:span><text:span text:style-name="T3"><text:line-break/></text:span><text:span text:style-name="T1">04:48 Mecca time, 01:48 GMT</text:span></text:p>
      <text:p text:style-name="P2"><text:span text:style-name="T1">UN blames Israel for Gaza attacks</text:span><text:span text:style-name="T3"><text:line-break/><text:line-break/><text:line-break/></text:span><text:span text:style-name="T1">More than 1,400 Palestinians were killed in</text:span><text:span text:style-name="T3"><text:line-break/></text:span><text:span text:style-name="T1">Israel's month-long assault on Gaza [EPA]</text:span></text:p>
      <text:p text:style-name="P2"><text:span text:style-name="T1">A United Nations inquiry into the war in Gaza has found that Israel was to blame for at least seven direct attacks on UN operations - including schools and medical centres.</text:span></text:p>
      <text:p text:style-name="P2"><text:span text:style-name="T1">The UN report, commissioned by Ban Ki-Moon, the UN secretary-general, said the Israeli military intentionally fired at UN facilities and civilians hiding in them during the war and used disproportionate force.</text:span></text:p>
      <text:p text:style-name="P2"><text:span text:style-name="T1">Missiles, bombs and small arms were all used by Israel against the UN - leading to dozens of deaths.</text:span></text:p>
      <text:p text:style-name="P2"><text:span text:style-name="T1">The UN's own fuel and aid depot in Gaza was hit with Israeli artillery shells causing widespread damage.</text:span></text:p>
      <text:p text:style-name="P2"><text:span text:style-name="T1">The attack continued for two hours after the UN asked the Israeli military for it to stop.</text:span></text:p>
      <text:p text:style-name="P2"><text:span text:style-name="T1">'Negligence and recklessness'</text:span></text:p>
      <text:p text:style-name="P2"><text:span text:style-name="T1">Report reaction</text:span></text:p>
      <text:p text:style-name="P2"><text:span text:style-name="T1">Palestinian politician Mustafa Barghouti</text:span><text:span text:style-name="T3"><text:line-break/></text:span><text:span text:style-name="T1">Israeli spokesman Mark Regev</text:span><text:span text:style-name="T3"><text:line-break/></text:span><text:span text:style-name="T1">UN rapporteur Richard Falk</text:span><text:span text:style-name="T3"><text:line-break/><text:line-break/></text:span><text:span text:style-name="T1">The report's summary accused the Israeli army of "varying degrees of negligence or recklessness with regard to United Nations premises and to the safety of UN staff and other civilians within those premises, with consequent deaths, injuries and extensive physical damage and loss of property."</text:span></text:p>
      <text:p text:style-name="P2"><text:span text:style-name="T1">Ban said at a news conference on Tuesday that the aim of the report, which is not legally binding, was to establish "a clear record of the facts" surrounding incidents involving UN premises and personnel.</text:span></text:p>
      <text:p text:style-name="P2"><text:span text:style-name="T1">A total of 53 installations used by the United Nations Relief and Works agency (UNRWA) were damaged or destroyed during Israel's Gaza campaign, including 37 schools - six of which were being used as emergency shelters - six health centres, and two warehouses, the UN agency said.</text:span></text:p>
      <text:p text:style-name="P2"><text:span text:style-name="T1">In video</text:span></text:p>
      <text:p text:style-name="P2"><text:span text:style-name="T1">Ban denies downplaying Gaza report</text:span><text:span text:style-name="T3"><text:line-break/></text:span><text:span text:style-name="T1">Revisiting Gaza attacks</text:span><text:span text:style-name="T3"><text:line-break/><text:line-break/></text:span><text:span text:style-name="T1">Al Jazeera's Kristen Saloomey in New York said the UN secretary-general was still determining the UN's course of action over the report's 11 recommendations.</text:span></text:p>
      <text:p text:style-name="P2"><text:span text:style-name="T1">The report said the UN would seek reparations for damages from Israel and meet the Israeli government.</text:span></text:p>
      <text:p text:style-name="P2"><text:span text:style-name="T1">Shimon Peres, the Israeli president, told Al Jazeera that the report was "one-sided" and that he hoped Ban would take into account Israel's response to it.</text:span></text:p>
      <text:p text:style-name="P2"><text:span text:style-name="T1">Israel's army concluded its own report into the three-week war on Gaza in late April, finding that Israel followed international law and that while errors occurred they were "unavoidable".</text:span></text:p>
      <text:p text:style-name="P2"><text:span text:style-name="T1">Notorious incident</text:span></text:p>
      <text:p text:style-name="P2"><text:span text:style-name="T1">The report found that in seven out of the nine incidents involving UN premises or operations that it investigated, "the death, injuries and damage involved were caused by military actions ... by the IDF [Israeli army]".</text:span></text:p>
      <text:p text:style-name="P2"><text:span text:style-name="T3"><text:line-break/></text:span><text:span text:style-name="T1">The UN has called for an impartial inquiry into alleged crimes during the war [AFP]</text:span><text:span text:style-name="T3"><text:line-break/></text:span><text:span text:style-name="T1">It also said one of the incidents, when a World Food Programme warehouse in the Karni industrial zone in Gaza was damaged, was largely caused by a rocket "most likely" fired by Hamas or another Palestinian faction and condemned those responsible for using such "indiscriminate weapons" to cause deaths and injuries.</text:span></text:p>
      <text:p text:style-name="P2"><text:span text:style-name="T1">The investigation included one of the most notorious incidents in the war, when up to 40 people are believed to have died at a UN school in Jabaliya after Israeli mortar shells struck the area.</text:span></text:p>
      <text:p text:style-name="P2"><text:span text:style-name="T1">The UN initially said the shells had hit the school but later retracted the claim, while Israel initially said its forces were responding to firing from within the school, but also later reportedly withdrew the statement, although the UN report noted the claim still appeared on the Israeli foreign ministry's webs....te as of Tuesday.</text:span></text:p>
      <text:p text:style-name="P2"><text:span text:style-name="T1">The report also recommended that because there had been "many incidents" during the war involving civilian victims, an impartial inquiry should be mandated "to investigate allegations of violations of international law in Gaza and southern Israel by the IDF [Israeli army] and by Hamas and other Palestinian militants".</text:span></text:p>
      <text:p text:style-name="P2"><text:span text:style-name="T1">Israel's 22-day war on Gaza left more than 1,400 Palestinians dead, including around 400 children, Gaza health officials said, along with 13 Israelis.</text:span></text:p>
      <text:p text:style-name="P2"><text:span text:style-name="T1">Much of the coastal territory was also left in ruins.</text:span></text:p>
      <text:p text:style-name="P2"><text:span text:style-name="T1">Report 'flawed'</text:span></text:p>
      <text:p text:style-name="P2"><text:span text:style-name="T1">In depth</text:span></text:p>
      <text:p text:style-name="P2"><text:span text:style-name="T1">Analysis and features from after the war</text:span><text:span text:style-name="T3"><text:line-break/><text:line-break/></text:span><text:span text:style-name="T1">Mark Regev, an Israeli government spokesman, told Al Jazeera that the report was "fundamentally flawed" and contained "methodological problems are so deep that everyone has to ask on what basis they make these criticisms".</text:span></text:p>
      <text:p text:style-name="P2"><text:span text:style-name="T1">"Evidence shows one thing and the UN report clearly shows that they are not looking at reality."</text:span></text:p>
      <text:p text:style-name="P2"><text:span text:style-name="T1">Israel has said the aim of its operations in Gaza was to cripple the Palestinian group Hamas's ability to launch rockets into the south of Israel.</text:span></text:p>
      <text:p text:style-name="P2"><text:span text:style-name="T1">Earlier this month an Israeli foreign ministry spokesperson confirmed to Al Jazeera that it would not co-operate with a separate UN Human Rights Council investigation into alleged war crimes during the assault on the Gaza Strip.</text:span></text:p>
      <text:p text:style-name="P2"><text:span text:style-name="T1">International rights groups have accused both the Israeli military and Palestinian groups such as Hamas of violations throughout the conflict.</text:span></text:p>
      <text:p text:style-name="P2"><text:span text:style-name="T1">The UN secretary-general commissioned the report, written by a special committee led by Ian Martin, former head of Amnesty International, in January, shortly after fighting ended.</text:span><text:span text:style-name="T3"><text:line-break/></text:span></text:p>
      <text:p text:style-name="P1"><text:span text:style-name="T1">智巽 | 2009.05.05 23:34 | </text:span><text:span text:style-name="T2">#</text:span></text:p>
      <text:p text:style-name="P3"><text:span text:style-name="T1">欣宜請寄tonjss@yahoo.com.tw</text:span><text:span text:style-name="T3"><text:line-break/></text:span><text:span text:style-name="T1">參考參考,謝謝!!</text:span><text:span text:style-name="T3"><text:line-break/></text:span></text:p>
      <text:p text:style-name="P1"><text:span text:style-name="T1">陳真 | 2009.05.03 15:43 | </text:span><text:span text:style-name="T2">#</text:span></text:p>
      <text:p text:style-name="P2"><text:span text:style-name="T1">阿忠,我沒意見.</text:span></text:p>
      <text:p text:style-name="P2"><text:span text:style-name="T1">給李同學,我覺得大家想問的是為什麼你光看光轉貼卻從不來參加而且兩次都放我們鴿子? 這一次你會來嗎? 如果媽媽會罵,你可以假裝以路人身份經過,就算戒嚴年代也沒那麼恐怖連靠近都不行吧? 但我已經不敢再睹你會出現了.</text:span></text:p>
      <text:p text:style-name="P1"><text:span text:style-name="T1">李秉叡 | 2009.05.03 13:32 | </text:span><text:span text:style-name="T2">#</text:span></text:p>
      <text:p text:style-name="P3"><text:span text:style-name="T1">我想大家會想問這個問題：既然是抗議美國侵略伊拉克，為何不直接在AIT前站樁呢？</text:span></text:p>
      <text:p text:style-name="P1"><text:a xlink:type="simple" xlink:href="http://palinfo.habago.org/mt-comments.cgi?__mode=red&amp;id=17693"><text:span text:style-name="T2">柳春春阿忠</text:span></text:a><text:span text:style-name="T1"> | 2009.05.03 02:22 | </text:span><text:span text:style-name="T2">#</text:span></text:p>
      <text:p text:style-name="P2"><text:span text:style-name="T1">各位，5月份站樁訊息我貼上柳春春網站了。各位看一下有沒有要新增修改的(尤其是問答部份)：</text:span><text:span text:style-name="T3"><text:line-break/></text:span><text:span text:style-name="T1">**************************************</text:span><text:span text:style-name="T3"><text:line-break/></text:span><text:span text:style-name="T1">站樁地點：台北市和平東路一段、師大路口</text:span><text:span text:style-name="T3"><text:line-break/></text:span><text:span text:style-name="T1">日　　期：2009年05月23日(六)</text:span><text:span text:style-name="T3"><text:line-break/></text:span><text:span text:style-name="T1">時　　間：下午3時至5時</text:span></text:p>
      <text:p text:style-name="P2"><text:span text:style-name="T1">我們自2008 年 3 月起，每個月挑一天，針對美國侵略伊拉克及相關反戰反侵略及反軍火貿易等人權議題，定點站樁。現場備有字牌與傳單。有問題或想參與站樁，請與我們連絡。</text:span></text:p>
      <text:p text:style-name="P2"><text:span text:style-name="T1">聯絡人：鄭志忠</text:span><text:span text:style-name="T3"><text:line-break/></text:span><text:span text:style-name="T1">電　話：02-82017114</text:span><text:span text:style-name="T3"><text:line-break/></text:span><text:span text:style-name="T1">手　機：0968-385408</text:span><text:span text:style-name="T3"><text:line-break/></text:span><text:span text:style-name="T1">email: ccc1969@ms9.hinet.net</text:span></text:p>
      <text:p text:style-name="P2"><text:span text:style-name="T1">問答：有關此反戰定點站樁活動問題都在此一併說明</text:span></text:p>
      <text:p text:style-name="P2"><text:span text:style-name="T1">Q：請問你們是回教徒嗎？</text:span><text:span text:style-name="T3"><text:line-break/></text:span><text:span text:style-name="T1">A：回答某回教徒協會來電詢問--我們都不是回教徒。</text:span><text:span text:style-name="T3"><text:line-break/></text:span><text:span text:style-name="T1">Q：此活動有依法申請集會遊行嗎？</text:span><text:span text:style-name="T3"><text:line-break/></text:span><text:span text:style-name="T1">A：沒有。目前也不打算依法申請集會遊行。所以是非法的。</text:span><text:span text:style-name="T3"><text:line-break/></text:span><text:span text:style-name="T1">Q：我想參加，但時間無法配合怎麼辦？</text:span><text:span text:style-name="T3"><text:line-break/></text:span><text:span text:style-name="T1">A：可以的話，下次活動我們會儘早公佈預定時間與地點。您可以儘早將那天的行程通通排開來。</text:span><text:span text:style-name="T3"><text:line-break/></text:span><text:span text:style-name="T1">Q：我想參加，但怕路人的眼神。</text:span><text:span text:style-name="T3"><text:line-break/></text:span><text:span text:style-name="T1">A：您可以站樁的時候在腦袋裡想想別的事，任何可以讓您不怕的，都可。或，您可以專注看對面人行道上的行人、馬路上來往汽機車、或是看著行道樹發呆都行。多站幾次，就會習慣的。</text:span></text:p>
      <text:p text:style-name="P4"/>
      <text:p text:style-name="P1"><text:span text:style-name="T1">陳真 | 2009.05.02 01:41 | </text:span><text:span text:style-name="T2">#</text:span></text:p>
      <text:p text:style-name="P3"><text:span text:style-name="T1">阿忠,我把你說的 "下則" 那個人渣留言給刪了. 凡是人渣型留言一概刪除.</text:span></text:p>
      <text:p text:style-name="P3"><text:span text:style-name="T1">我不想換場地,一方面是考慮到一個網站的完整性,一方面是我分不清哪些話該寫在這裡,哪些話該寫到別的地方.</text:span></text:p>
      <text:p text:style-name="P3"><text:span text:style-name="T1">人渣是那樣一種人,只要他認定你是敵人,你就是敵人,不管你講什麼都一樣--除非你跟他們一樣高喊一些蠢話或邪惡話語,加入他們的行列.</text:span></text:p>
      <text:p text:style-name="P3"><text:span text:style-name="T1">因此,我和學姐都有個共識,我們只能用自我管制言論的方式盡量不對台灣的任何問題表示意見,而且特別是絕對不要對綠營人事物或其惡行惡狀有一絲不敬,這似乎才是避免跟人渣有所瓜葛的根本之道,而不是換場地說話.</text:span></text:p>
      <text:p text:style-name="P3"><text:span text:style-name="T1">因為,不管你怎麼換都一樣,他無法在你的地盤上傷你,照樣能在其他任何地方使壞. 因此,不要對綠色生物有所不敬才是唯一的方法.</text:span></text:p>
      <text:p text:style-name="P3"><text:span text:style-name="T1">一個國家或社會之良莠,就看它有著何種水平的人民,同樣地,一個黨或一種勢力的水平,也是看它有著什麼樣的支持者. 我好像還不曾在網路上見過一個正直而且有著正常IQ 的綠營支持者,而人渣卻佔了極大百分比 (我不敢說每一個--但至少我幾乎不曾見過例外).</text:span></text:p>
      <text:p text:style-name="P3"><text:span text:style-name="T1">過去有些與我年齡相彷或稍大我幾歲的黨外朋友常說: 大家一樣從事黨外運動,為什麼國民黨要抓你卻不來抓我? 我總是半開玩笑回答說: 統治者的眼睛是雪亮的,他知道誰比較構成威脅.</text:span></text:p>
      <text:p text:style-name="P3"><text:span text:style-name="T1">這話反過來講可以這麼說: 我若是個打算經營威權的統治者,不但不會迫害這些人渣型綠營支持者,反而會提拔他們,因為你看,這些人心眼這麼壞卻又這麼窩囊,躲躲藏藏的好像很見不得人似的,永遠都只是躲在暗處做些見不得人的事或講些低能蠢話,我從來沒見過一個敢在陽光底下以真實身份示人並且有能力與人進行辯論者.</text:span></text:p>
      <text:p text:style-name="P3"><text:span text:style-name="T1">這樣的人不提拔,難道要提拔一些很有個性而且是非分明很有頭腦的人? 不信看看阿扁主要是提拔哪些人,就能明白這個道理. 例如他所大力提拔的檢察總長陳聰明何許人也? 陳聰明就是當年用跟我同樣的煽惑內亂罪名把劉峰松老師(翁金珠的先生)給送進黑牢的檢察官.</text:span></text:p>
      <text:p text:style-name="P3"><text:span text:style-name="T1">劉峰松做了什麼滔天壞事呢? 他的罪狀我講出來你們一定不信, 他在演講台上講了一段話, 他是這麼說的: "1, 2, 3, 同胞啊, 大家做夥把這個獨裁政權推翻好不好?!"</text:span></text:p>
      <text:p text:style-name="P3"><text:span text:style-name="T1">而我的罪狀呢? 我的罪狀之一就是引用了德國憲法的精神在演講台上對群眾說: "對於一個無法遵守基本正義原則的政權, 人民有權利叛亂."</text:span></text:p>
      <text:p text:style-name="P3"><text:span text:style-name="T1">於是一前一後,相距大約八九年吧, 我和劉峰松都被國民黨用同樣的叛亂罪名給移送法辦,但他坐了牢,我沒有.</text:span></text:p>
      <text:p text:style-name="P3"><text:span text:style-name="T1">這個幫國民黨打擊異己的的忠臣是誰呢? 就是陳聰明. 阿扁會不知道這個事嗎? 阿扁會不知道這個人過去是什麼樣的行徑嗎? 當然知道. 正因為知道,所以才要大力提拔, 難道他會去提拔六親不認的王建(火宣)?</text:span></text:p>
      <text:p text:style-name="P3"><text:span text:style-name="T1">民進黨政權如此,昔日國民黨也一樣,一來到台灣,儘提拔一些跟日本人友好的人,卻努力打壓或殺戮一些抗日者. 我忘記是哪位國民黨大老說的了,他說: "我們不殺你要殺誰呢? 你既然會反抗日本人,就會反抗國民政府."</text:span></text:p>
      <text:p text:style-name="P3"><text:span text:style-name="T1">這也是為什麼一些在過去戒嚴時期連屁也不敢放一聲或不敢放太大聲或甚至非常忠黨愛國的人,現在卻一個比一個愛台灣,一個比一個還台獨,而且十分勇猛,勇猛到竟然不許別人有不同選擇或不同想法.</text:span></text:p>
      <text:p text:style-name="P3"><text:span text:style-name="T1">這樣一些猥猥瑣瑣窩窩囊囊的人,假設哪一天我們又面臨了不一樣的政治局面, 面臨了不一樣的風向,你絕對可以預見他們肯定又會搭上順風車. 難道你能想像這些平常就這麼窩囊的人會突然變得很勇敢或變成烈士?</text:span></text:p>
      <text:p text:style-name="P3"><text:span text:style-name="T1">有位好朋友,前一陣子多少是出於被迫,出席了醫界聯盟,他回來向董事長稟報說,有個以前傾向國民黨的人現在卻在綠營混得挺紅,這人在醫盟會議中提案挺扁! 於是立即眾聲附和,大家其樂融融,而我朋友這位醫界聯盟的元老,卻成為聚會中唯一的異類.</text:span></text:p>
      <text:p text:style-name="P3"><text:span text:style-name="T1">在一片和樂聲中,有人提起我之前寫了篇文章說: 吳淑珍若可以不出庭,所有類似病人從此都應有權利拒絕出庭. 接著,那位目前是愛台灣一員猛將的醫界新秀,立刻數落我這幾年來如何如何不愛台灣,如何如何助敵等等,暗示說我是不是怕什麼或得到了 "敵人" 的什麼好處.</text:span></text:p>
      <text:p text:style-name="P3"><text:span text:style-name="T1">我的好朋友說他當場回了一句: "陳真過去連死都不怕了,這樣一個人怎麼可能過去很勇敢而現在卻變得不勇敢了?"</text:span></text:p>
      <text:p text:style-name="P3"><text:span text:style-name="T1">我還記得,幾年前,綠營上台不久,我曾寫過一篇批評扁政府的文章叫 "一封告別信", 告別昔日同志,我說咱們從此別再說什麼同志了! 咱們顯然志不同,道也不合.</text:span></text:p>
      <text:p text:style-name="P3"><text:span text:style-name="T1">寫完後,綠色人渣們照樣群起攻之,抹黑謾罵騷擾等等,不在話下, 而且發動人海攻擊,用email 不斷轉寄,呼籲大家來圍攻我等等. 我的信箱沒有一天不是污言穢語或充斥各種抹黑誣衊.</text:span></text:p>
      <text:p text:style-name="P3"><text:span text:style-name="T1">有一天,連我自己都接到一封群組信,大家就這樣你一句我一句,儘情發揮想像力進行抹黑攻擊,我記得其中有一位好像叫做余國信還是什麼的我忘了,好像在嘉義開了家所謂本土書局很紅(特別是在民進黨主政期間),他繪聲繪影說我是國民黨的打手.</text:span></text:p>
      <text:p text:style-name="P3"><text:span text:style-name="T1">這話我看了就看了, 也不能怎麼樣,這種言論幾乎就像一種標準句型, 整天如潮水般湧進我的信箱. 可是, 讓我很驚訝的是,我卻看到一個我不曾見過面的留英女學生(懷軒肯定認識),她在那群組信件中我記得是這麼說的, 她說: "陳真是個連中共的子彈打到眼前都不會閃躲的人,你們竟然這樣罵他!"</text:span></text:p>
      <text:p text:style-name="P3"><text:span text:style-name="T1">我一直很感激過去二三十年來, 在一片醜陋的混沌亂世中, 那些對我稍具同情或稍有信任的人. 沒有這樣一些人, 我肯定老早不是離開這個鬼島, 就是選擇離開人世.</text:span></text:p>
      <text:p text:style-name="P3"><text:span text:style-name="T1">各位看倌,歷史雖然表面上主角各異,情節變幻,其實戲碼幾乎一成不變,永遠都是上演著這麼一些素材. 唯有當這樣的基本戲碼有朝一日改變了,唯有當有朝一日,人民鑑賞是非美醜的素質與能力提升了,然後你才有可能期待所謂 "進步",否則其實都只是在原地踏步.</text:span></text:p>
      <text:p text:style-name="P3"><text:span text:style-name="T1">二三十年前,我在各種報章雜誌或街頭巷尾公園廟口無數的群眾野台上講這麼一些話,二三十年後在這塊那塊黑板上還是講這麼一些話. 講來講去,講你千遍也不厭倦,但卻悲劇依然.</text:span></text:p>
      <text:p text:style-name="P3"><text:span text:style-name="T1">我常引用梭羅的話來安慰自己說: "我沒辦法說服你,但我總有辦法說服你的孫子." 但學姐總潑我冷水: "別傻了! 應該說是說服你的曾曾曾曾曾曾孫或許還有可能吧!"</text:span></text:p>
      <text:p text:style-name="P1"><text:span text:style-name="T1">jj | 2009.05.01 22:20 | </text:span><text:span text:style-name="T2">#</text:span></text:p>
      <text:p text:style-name="P2"><text:span text:style-name="T1">發現這各網站感到很驚訝 小時後總是聽說巴勒斯坦就是恐怖份子等等 比較大了之後 才知道某些事實並非如媒體所說 我開始關注巴勒斯坦這各國家是從911事件開始 反而那時聽到比較多的是美國的長期偏袒以色列造成如此的下場 再一次出國的機會遇到了來自巴勒斯坦的人 他的正直 善良 親切 給我留下極好的印象 最令我印象深刻的是他流利的英語 儘管他們痛恨美國 卻反而更努力學英語 從他那裡得知了一些美國對他們的真正迫害 看了一各猶太人的反省一書後 證實他所言非假 我也開始同情巴勒斯坦了</text:span></text:p>
      <text:p text:style-name="P1"><text:a xlink:type="simple" xlink:href="http://palinfo.habago.org/mt-comments.cgi?__mode=red&amp;id=17687"><text:span text:style-name="T2">柳春春阿忠</text:span></text:a><text:span text:style-name="T1"> | 2009.05.01 17:06 | </text:span><text:span text:style-name="T2">#</text:span></text:p>
      <text:p text:style-name="P3"><text:span text:style-name="T1">我會建議移到噗浪或facebook，也是因為下則。</text:span><text:span text:style-name="T3"><text:line-break/></text:span><text:span text:style-name="T1">總是會有不明不白不清不楚的小白亂入。</text:span><text:span text:style-name="T3"><text:line-break/></text:span><text:span text:style-name="T1">要罵，也得自我介紹一下自己是誰吧？</text:span></text:p>
      <text:p text:style-name="P3"><text:span text:style-name="T1">噗浪或facebook就免除了這種麻煩。</text:span><text:span text:style-name="T3"><text:line-break/></text:span><text:span text:style-name="T1">要不，移架到柳春春網站我開個專屬討論區也不錯，雖不到需要設成群組才能進入的討論區(維持公開討論也方便警察先生來探聽)，但至少在柳春春網站，藍天白雲，小白無法亂入。</text:span></text:p>
      <text:p text:style-name="P1"><text:span text:style-name="T1">欣宜 | 2009.05.01 16:23 | </text:span><text:span text:style-name="T2">#</text:span></text:p>
      <text:p text:style-name="P2"><text:span text:style-name="T1">to:智巽</text:span><text:span text:style-name="T3"><text:line-break/></text:span><text:span text:style-name="T1">我先試毒(讀)了</text:span><text:span text:style-name="T3"><text:line-break/></text:span><text:span text:style-name="T1">我覺得看了會有礙身心健全發展</text:span><text:span text:style-name="T3"><text:line-break/></text:span><text:span text:style-name="T1">還是想看的話...有信箱能用寄的咩..</text:span><text:span text:style-name="T3"><text:line-break/></text:span><text:span text:style-name="T1">看漫畫比較實在喔..(小小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